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B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38cm" fo:margin-left="-0.191cm" table:align="left" style:writing-mode="lr-tb"/>
    </style:style>
    <style:style style:name="Таблица3.A" style:family="table-column">
      <style:table-column-properties style:column-width="6.692cm"/>
    </style:style>
    <style:style style:name="Таблица3.B" style:family="table-column">
      <style:table-column-properties style:column-width="3.5cm"/>
    </style:style>
    <style:style style:name="Таблица3.C" style:family="table-column">
      <style:table-column-properties style:column-width="3.501cm"/>
    </style:style>
    <style:style style:name="Таблица3.D" style:family="table-column">
      <style:table-column-properties style:column-width="3.68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6.882cm" fo:margin-left="-0.191cm" table:align="left" style:writing-mode="lr-tb"/>
    </style:style>
    <style:style style:name="Таблица4.A" style:family="table-column">
      <style:table-column-properties style:column-width="6.191cm"/>
    </style:style>
    <style:style style:name="Таблица4.B" style:family="table-column">
      <style:table-column-properties style:column-width="3.501cm"/>
    </style:style>
    <style:style style:name="Таблица4.C" style:family="table-column">
      <style:table-column-properties style:column-width="7.19cm"/>
    </style:style>
    <style:style style:name="Таблица4.1" style:family="table-row">
      <style:table-row-properties style:min-row-height="1.143cm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515cm" fo:keep-together="auto"/>
    </style:style>
    <style:style style:name="Таблица4.3" style:family="table-row">
      <style:table-row-properties style:min-row-height="0.557cm" fo:keep-together="auto"/>
    </style:style>
    <style:style style:name="Таблица4.A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10" style:family="table-row">
      <style:table-row-properties style:min-row-height="0.473cm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B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 style:master-page-name="">
      <style:table-properties style:width="16.693cm" fo:margin-left="-0.191cm" style:page-number="auto" table:align="left" style:writing-mode="lr-tb"/>
    </style:style>
    <style:style style:name="Таблица5.A" style:family="table-column">
      <style:table-column-properties style:column-width="9.192cm"/>
    </style:style>
    <style:style style:name="Таблица5.B" style:family="table-column">
      <style:table-column-properties style:column-width="2.501cm"/>
    </style:style>
    <style:style style:name="Таблица5.C" style:family="table-column">
      <style:table-column-properties style:column-width="2.499cm"/>
    </style:style>
    <style:style style:name="Таблица5.1" style:family="table-row">
      <style:table-row-properties style:min-row-height="0.56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381cm" fo:keep-together="auto"/>
    </style:style>
    <style:style style:name="Таблица5.3" style:family="table-row">
      <style:table-row-properties style:min-row-height="0.339cm" fo:keep-together="auto"/>
    </style:style>
    <style:style style:name="Таблица5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5.5" style:family="table-row">
      <style:table-row-properties style:min-row-height="0.344cm" fo:keep-together="auto"/>
    </style:style>
    <style:style style:name="Таблица5.6" style:family="table-row">
      <style:table-row-properties style:min-row-height="0.254cm" fo:keep-together="auto"/>
    </style:style>
    <style:style style:name="Таблица5.7" style:family="table-row">
      <style:table-row-properties style:min-row-height="0.446cm" fo:keep-together="auto"/>
    </style:style>
    <style:style style:name="Таблица5.8" style:family="table-row">
      <style:table-row-properties style:min-row-height="0.12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19df6a" officeooo:paragraph-rsid="0019df6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11a1c5" officeooo:paragraph-rsid="0028eea5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reak-before="page" fo:background-color="transparent"/>
      <style:text-properties style:font-name="Times New Roman1" fo:font-size="14pt" fo:font-weight="bold" officeooo:rsid="0019df6a" officeooo:paragraph-rsid="0019df6a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fo:font-weight="bold" officeooo:rsid="00207184" officeooo:paragraph-rsid="0011a1c5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officeooo:rsid="0011a1c5" officeooo:paragraph-rsid="0028eea5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officeooo:rsid="003d700d" officeooo:paragraph-rsid="003d700d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reak-before="page" fo:background-color="transparent"/>
      <style:text-properties style:font-name="Times New Roman1" fo:font-size="14pt" fo:font-weight="bold" officeooo:rsid="0028eea5" officeooo:paragraph-rsid="0028eea5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2pt" officeooo:rsid="003750ad" officeooo:paragraph-rsid="003750ad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1" fo:font-size="12pt" officeooo:rsid="004455c2" officeooo:paragraph-rsid="004455c2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2pt" fo:font-weight="bold" officeooo:rsid="003750ad" officeooo:paragraph-rsid="003750a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1" fo:font-size="12pt" fo:font-weight="bold" officeooo:rsid="00398322" officeooo:paragraph-rsid="00398322" style:font-size-asian="12pt" style:font-weight-asian="bold" style:font-size-complex="12pt" style:font-weight-complex="bold"/>
    </style:style>
    <style:style style:name="P14" style:family="paragraph" style:parent-style-name="Contents_20_5" style:master-page-name="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28eea5"/>
    </style:style>
    <style:style style:name="P15" style:family="paragraph" style:parent-style-name="Contents_20_5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28eea5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snap-to-layout-grid="false"/>
      <style:text-properties fo:font-size="12pt" officeooo:paragraph-rsid="004455c2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2pt" officeooo:paragraph-rsid="00398322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2pt" officeooo:paragraph-rsid="003bc671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snap-to-layout-grid="false"/>
      <style:text-properties fo:font-size="12pt" officeooo:rsid="00407a49" officeooo:paragraph-rsid="00407a49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snap-to-layout-grid="false"/>
      <style:text-properties fo:font-size="12pt" officeooo:rsid="00407a49" officeooo:paragraph-rsid="0042c808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snap-to-layout-grid="false"/>
      <style:text-properties fo:font-size="12pt" officeooo:rsid="00407a49" officeooo:paragraph-rsid="00407a49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snap-to-layout-grid="false"/>
      <style:text-properties fo:font-size="12pt" officeooo:rsid="004b4b23" officeooo:paragraph-rsid="004b4b23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snap-to-layout-grid="false"/>
      <style:text-properties fo:font-size="12pt" officeooo:rsid="004e577b" officeooo:paragraph-rsid="004e577b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snap-to-layout-grid="false"/>
      <style:text-properties fo:font-size="12pt" officeooo:rsid="0042c808" officeooo:paragraph-rsid="0042c808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snap-to-layout-grid="false"/>
      <style:text-properties fo:font-size="12pt" officeooo:rsid="003f3d73" officeooo:paragraph-rsid="003f3d73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snap-to-layout-grid="false"/>
      <style:text-properties style:font-name="Times New Roman1" fo:font-size="12pt" officeooo:paragraph-rsid="004455c2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455c2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snap-to-layout-grid="false"/>
      <style:text-properties style:text-position="0% 100%" fo:font-size="12pt" fo:font-weight="normal" officeooo:rsid="004db48d" officeooo:paragraph-rsid="004db48d" style:font-size-asian="12pt" style:font-weight-asian="normal" style:font-size-complex="12pt" style:font-weight-complex="normal"/>
    </style:style>
    <style:style style:name="P29" style:family="paragraph" style:parent-style-name="Contents_20_Heading" style:master-page-name="">
      <style:paragraph-properties fo:margin-top="0cm" fo:margin-bottom="0cm" style:contextual-spacing="true" fo:line-height="150%" fo:text-align="center" style:justify-single-word="false" style:page-number="auto" fo:break-before="page"/>
      <style:text-properties style:font-name="Times New Roman1" fo:font-size="14pt" fo:font-weight="bold" officeooo:rsid="0028eea5" officeooo:paragraph-rsid="0028eea5" style:font-name-asian="Noto Sans CJK SC" style:font-size-asian="14pt" style:font-weight-asian="bold" style:font-name-complex="FreeSans1" style:font-size-complex="14pt" style:font-weight-complex="bold"/>
    </style:style>
    <style:style style:name="P30" style:family="paragraph" style:parent-style-name="Contents_20_Heading">
      <style:paragraph-properties fo:margin-top="0cm" fo:margin-bottom="0cm" style:contextual-spacing="true" fo:line-height="150%"/>
      <style:text-properties style:font-name="Times New Roman1" fo:font-size="14pt" style:font-size-asian="14pt" style:font-size-complex="14pt"/>
    </style:style>
    <style:style style:name="P31" style:family="paragraph" style:parent-style-name="Standard">
      <style:paragraph-properties fo:margin-top="0cm" fo:margin-bottom="0cm" style:contextual-spacing="true"/>
      <style:text-properties fo:font-size="14pt" fo:font-weight="bold" officeooo:paragraph-rsid="003750ad" style:font-size-asian="14pt" style:font-weight-asian="bold" style:font-size-complex="14pt" style:font-style-complex="italic"/>
    </style:style>
    <style:style style:name="P32" style:family="paragraph" style:parent-style-name="Standard">
      <style:paragraph-properties fo:margin-top="0cm" fo:margin-bottom="0cm" style:contextual-spacing="true" fo:text-align="center" style:justify-single-word="false"/>
      <style:text-properties fo:font-size="14pt" fo:font-weight="bold" officeooo:paragraph-rsid="003750a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cm" style:contextual-spacing="true" fo:text-align="center" style:justify-single-word="false"/>
      <style:text-properties fo:font-size="14pt" fo:font-weight="bold" officeooo:paragraph-rsid="003750ad" style:font-size-asian="14pt" style:font-weight-asian="bold" style:font-size-complex="14pt"/>
    </style:style>
    <style:style style:name="P34" style:family="paragraph" style:parent-style-name="Standard">
      <style:paragraph-properties fo:margin-top="0cm" fo:margin-bottom="0cm" style:contextual-spacing="true"/>
      <style:text-properties fo:font-size="14pt" fo:font-weight="bold" officeooo:paragraph-rsid="003750ad" style:font-size-asian="14pt" style:font-weight-asian="bold" style:font-size-complex="14pt"/>
    </style:style>
    <style:style style:name="P35" style:family="paragraph" style:parent-style-name="Standard">
      <style:paragraph-properties fo:margin-top="0cm" fo:margin-bottom="0cm" style:contextual-spacing="true"/>
      <style:text-properties fo:font-size="14pt" officeooo:paragraph-rsid="003750ad" style:font-size-asian="14pt" style:font-size-complex="14pt" style:font-weight-complex="bold"/>
    </style:style>
    <style:style style:name="P36" style:family="paragraph" style:parent-style-name="Standard">
      <style:paragraph-properties fo:margin-top="0cm" fo:margin-bottom="0cm" style:contextual-spacing="true" fo:text-align="center" style:justify-single-word="false"/>
      <style:text-properties fo:font-size="12pt" officeooo:paragraph-rsid="003750ad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true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font-size="14pt" fo:font-weight="bold" officeooo:paragraph-rsid="003750ad" style:font-size-asian="14pt" style:font-weight-asian="bold" style:font-size-complex="14pt"/>
    </style:style>
    <style:style style:name="P38" style:family="paragraph" style:parent-style-name="Standard">
      <style:paragraph-properties fo:text-align="center" style:justify-single-word="false"/>
      <style:text-properties fo:font-size="12pt" officeooo:paragraph-rsid="003750ad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officeooo:paragraph-rsid="00398322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size="12pt" officeooo:paragraph-rsid="003bc671" style:font-size-asian="12pt" style:font-size-complex="12pt"/>
    </style:style>
    <style:style style:name="P41" style:family="paragraph" style:parent-style-name="Standard">
      <style:paragraph-properties fo:text-align="justify" style:justify-single-word="false" style:snap-to-layout-grid="false"/>
      <style:text-properties fo:font-size="12pt" officeooo:rsid="00398322" officeooo:paragraph-rsid="00398322" style:font-size-asian="12pt" style:font-size-complex="12pt"/>
    </style:style>
    <style:style style:name="P42" style:family="paragraph" style:parent-style-name="Standard">
      <style:paragraph-properties fo:text-align="justify" style:justify-single-word="false" style:snap-to-layout-grid="false"/>
      <style:text-properties fo:font-size="12pt" officeooo:rsid="00398322" officeooo:paragraph-rsid="0042c808" style:font-size-asian="12pt" style:font-size-complex="12pt"/>
    </style:style>
    <style:style style:name="P43" style:family="paragraph" style:parent-style-name="Standard">
      <style:paragraph-properties fo:text-align="justify" style:justify-single-word="false" style:snap-to-layout-grid="false"/>
      <style:text-properties fo:font-size="12pt" officeooo:rsid="00407a49" officeooo:paragraph-rsid="00407a49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size="12pt" officeooo:rsid="004b4b23" officeooo:paragraph-rsid="004b4b23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Times New Roman1" fo:font-size="12pt" officeooo:paragraph-rsid="003750a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Times New Roman1" fo:font-size="12pt" officeooo:paragraph-rsid="003750ad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Times New Roman1" fo:font-size="12pt" officeooo:rsid="003fc754" officeooo:paragraph-rsid="00407a49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ize="12pt" officeooo:rsid="004455c2" officeooo:paragraph-rsid="004455c2" style:font-size-asian="12pt" style:font-size-complex="12pt"/>
    </style:style>
    <style:style style:name="P49" style:family="paragraph" style:parent-style-name="Standard">
      <style:paragraph-properties fo:margin-left="0cm" fo:margin-right="-0.102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4pt" officeooo:paragraph-rsid="003750ad" style:font-size-asian="14pt" style:font-size-complex="14pt"/>
    </style:style>
    <style:style style:name="P50" style:family="paragraph" style:parent-style-name="Standard">
      <style:paragraph-properties fo:margin-left="0cm" fo:margin-right="-0.102cm" fo:margin-top="0cm" fo:margin-bottom="0cm" style:contextual-spacing="true" fo:text-align="center" style:justify-single-word="false" fo:text-indent="0cm" style:auto-text-indent="false"/>
      <style:text-properties fo:font-size="14pt" officeooo:paragraph-rsid="003750ad" style:font-size-asian="14pt" style:font-size-complex="14pt"/>
    </style:style>
    <style:style style:name="P51" style:family="paragraph" style:parent-style-name="Standard">
      <style:paragraph-properties fo:margin-left="5.001cm" fo:margin-right="0cm" fo:margin-top="0cm" fo:margin-bottom="0cm" style:contextual-spacing="true" fo:text-indent="0cm" style:auto-text-indent="false"/>
      <style:text-properties fo:font-size="12pt" fo:font-weight="bold" officeooo:paragraph-rsid="003750ad" style:font-size-asian="12pt" style:font-weight-asian="bold" style:font-size-complex="12pt"/>
    </style:style>
    <style:style style:name="P52" style:family="paragraph" style:parent-style-name="Standard">
      <style:paragraph-properties fo:margin-left="5.001cm" fo:margin-right="0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53" style:family="paragraph" style:parent-style-name="Standard">
      <style:paragraph-properties fo:margin-left="0cm" fo:margin-right="0cm" fo:margin-top="0cm" fo:margin-bottom="0cm" style:contextual-spacing="true" fo:text-indent="8.251cm" style:auto-text-indent="false">
        <style:tab-stops>
          <style:tab-stop style:position="11.753cm"/>
        </style:tab-stops>
      </style:paragraph-properties>
      <style:text-properties style:text-position="super 58%" fo:font-size="12pt" officeooo:paragraph-rsid="003750ad" style:font-size-asian="12pt" style:font-size-complex="12pt"/>
    </style:style>
    <style:style style:name="P54" style:family="paragraph" style:parent-style-name="Standard">
      <style:paragraph-properties fo:margin-left="5.001cm" fo:margin-right="-1.101cm" fo:margin-top="0cm" fo:margin-bottom="0cm" style:contextual-spacing="true" fo:text-indent="0cm" style:auto-text-indent="false"/>
      <style:text-properties fo:font-size="12pt" fo:font-weight="bold" officeooo:paragraph-rsid="003750ad" style:font-size-asian="12pt" style:font-weight-asian="bold" style:font-size-complex="12pt"/>
    </style:style>
    <style:style style:name="P55" style:family="paragraph" style:parent-style-name="Standard">
      <style:paragraph-properties fo:margin-left="5.001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56" style:family="paragraph" style:parent-style-name="Standard">
      <style:paragraph-properties fo:margin-left="9.001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57" style:family="paragraph" style:parent-style-name="Standard">
      <style:paragraph-properties fo:margin-left="7.502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font-name="Times New Roman1" fo:font-size="14pt" officeooo:rsid="00207184" officeooo:paragraph-rsid="00398322" style:font-size-asian="14pt" style:font-size-complex="14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font-name="Times New Roman1" fo:font-size="14pt" officeooo:rsid="00398322" officeooo:paragraph-rsid="00398322" style:font-size-asian="14pt" style:font-size-complex="14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text-position="0% 100%" style:font-name="Times New Roman1" fo:font-size="14pt" fo:font-weight="normal" officeooo:rsid="00398322" officeooo:paragraph-rsid="00398322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cm" style:auto-text-indent="false" fo:background-color="transparent"/>
      <style:text-properties style:text-position="0% 100%" style:font-name="Times New Roman1" fo:font-size="12pt" fo:font-weight="normal" officeooo:rsid="00398322" officeooo:paragraph-rsid="003bc671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text-position="0% 100%" style:font-name="Times New Roman1" fo:font-size="12pt" fo:font-weight="normal" officeooo:rsid="00398322" officeooo:paragraph-rsid="003bc671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text-position="0% 100%" style:font-name="Times New Roman1" fo:font-size="12pt" fo:font-weight="normal" officeooo:rsid="00398322" officeooo:paragraph-rsid="00398322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officeooo:paragraph-rsid="00398322" style:font-size-asian="14pt" style:font-size-complex="14pt"/>
    </style:style>
    <style:style style:name="P6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398322"/>
    </style:style>
    <style:style style:name="P6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3bc671"/>
    </style:style>
    <style:style style:name="P6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paragraph-rsid="00398322" style:font-size-asian="12pt" style:font-size-complex="12pt"/>
    </style:style>
    <style:style style:name="P6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paragraph-rsid="003bc671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hyphenation-ladder-count="no-limit" fo:text-indent="1cm" style:auto-text-indent="false"/>
      <style:text-properties fo:font-size="12pt" officeooo:paragraph-rsid="00577531" style:font-size-asian="12pt" style:font-size-complex="12pt" fo:hyphenate="true" fo:hyphenation-remain-char-count="2" fo:hyphenation-push-char-count="2" loext:hyphenation-no-caps="false"/>
    </style:style>
    <style:style style:name="P7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paragraph-rsid="005a66c5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paragraph-rsid="005ba99f" style:font-size-asian="12pt" style:font-size-complex="12pt"/>
    </style:style>
    <style:style style:name="P72" style:family="paragraph" style:parent-style-name="Standard">
      <style:paragraph-properties fo:margin-left="0cm" fo:margin-right="0cm" fo:text-indent="1cm" style:auto-text-indent="false"/>
      <style:text-properties fo:font-size="12pt" officeooo:paragraph-rsid="003bc671" style:font-size-asian="12pt" style:font-size-complex="12pt"/>
    </style:style>
    <style:style style:name="P73" style:family="paragraph" style:parent-style-name="Standard">
      <loext:graphic-properties draw:fill="solid" draw:fill-color="#ffffff"/>
      <style:paragraph-properties fo:margin-left="0cm" fo:margin-right="0cm" fo:text-indent="1cm" style:auto-text-indent="false" fo:background-color="#ffffff"/>
      <style:text-properties fo:font-size="12pt" officeooo:paragraph-rsid="003bc671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rsid="005a66c5" officeooo:paragraph-rsid="005a66c5" style:font-size-asian="12pt" style:font-size-complex="12pt"/>
    </style:style>
    <style:style style:name="P7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rsid="005a66c5" officeooo:paragraph-rsid="005ba99f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rsid="005ba99f" officeooo:paragraph-rsid="005ba99f" style:font-size-asian="12pt" style:font-size-complex="12pt"/>
    </style:style>
    <style:style style:name="P7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bold" officeooo:paragraph-rsid="003bc671" style:font-size-asian="12pt" style:font-weight-asian="bold" style:font-size-complex="12pt"/>
    </style:style>
    <style:style style:name="P7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bold" officeooo:paragraph-rsid="00491855" style:font-size-asian="12pt" style:font-weight-asian="bold" style:font-size-complex="12pt"/>
    </style:style>
    <style:style style:name="P7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bold" officeooo:paragraph-rsid="004ab954" style:font-size-asian="12pt" style:font-weight-asian="bold" style:font-size-complex="12pt"/>
    </style:style>
    <style:style style:name="P8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bold" officeooo:paragraph-rsid="004b4b23" style:font-size-asian="12pt" style:font-weight-asian="bold" style:font-size-complex="12pt"/>
    </style:style>
    <style:style style:name="P8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style:text-underline-style="solid" style:text-underline-width="auto" style:text-underline-color="font-color" officeooo:paragraph-rsid="003bc671" style:font-size-asian="12pt" style:font-size-complex="12pt"/>
    </style:style>
    <style:style style:name="P8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46113f" officeooo:paragraph-rsid="0046113f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46113f" officeooo:paragraph-rsid="0046996c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46113f" officeooo:paragraph-rsid="0046cae6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46113f" officeooo:paragraph-rsid="004d05e8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46113f" officeooo:paragraph-rsid="004db48d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46cae6" officeooo:paragraph-rsid="0046cae6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491855" officeooo:paragraph-rsid="004d05e8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4ab954" officeooo:paragraph-rsid="004ab954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4ab954" officeooo:paragraph-rsid="004db48d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paragraph-rsid="003bc671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paragraph-rsid="00577531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577531" officeooo:paragraph-rsid="005935bd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5935bd" officeooo:paragraph-rsid="005935bd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style:text-underline-style="none" officeooo:rsid="005e33cb" officeooo:paragraph-rsid="005e33cb" style:font-size-asian="12pt" style:font-size-complex="12pt"/>
    </style:style>
    <style:style style:name="P9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style:text-underline-style="none" officeooo:rsid="005e33cb" officeooo:paragraph-rsid="0060800f" style:font-size-asian="12pt" style:font-size-complex="12pt"/>
    </style:style>
    <style:style style:name="P9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style:text-underline-style="none" officeooo:rsid="005e9bcb" officeooo:paragraph-rsid="005e9bcb" style:font-size-asian="12pt" style:font-size-complex="12pt"/>
    </style:style>
    <style:style style:name="P9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style:text-underline-style="none" officeooo:rsid="005e9bcb" officeooo:paragraph-rsid="0060800f" style:font-size-asian="12pt" style:font-size-complex="12pt"/>
    </style:style>
    <style:style style:name="P9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style:text-underline-style="none" officeooo:rsid="0060800f" officeooo:paragraph-rsid="0060800f" style:font-size-asian="12pt" style:font-size-complex="12pt"/>
    </style:style>
    <style:style style:name="P10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style:text-underline-style="none" officeooo:rsid="005e33cb" officeooo:paragraph-rsid="005e33cb" fo:background-color="#ffff00" style:font-size-asian="12pt" style:font-size-complex="12pt"/>
    </style:style>
    <style:style style:name="P10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style:text-underline-style="none" officeooo:rsid="0060800f" officeooo:paragraph-rsid="0060800f" fo:background-color="#ffff00" style:font-size-asian="12pt" style:font-size-complex="12pt"/>
    </style:style>
    <style:style style:name="P10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style:text-underline-style="none" officeooo:rsid="0061d8c1" officeooo:paragraph-rsid="0061d8c1" fo:background-color="#ffff00" style:font-size-asian="12pt" style:font-size-complex="12pt"/>
    </style:style>
    <style:style style:name="P103" style:family="paragraph" style:parent-style-name="Standard">
      <style:paragraph-properties fo:margin-left="0cm" fo:margin-right="0cm" fo:text-indent="1cm" style:auto-text-indent="false"/>
      <style:text-properties officeooo:paragraph-rsid="003bc671"/>
    </style:style>
    <style:style style:name="P10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1" fo:font-size="12pt" officeooo:paragraph-rsid="004455c2" style:font-size-asian="12pt" style:font-size-complex="12pt"/>
    </style:style>
    <style:style style:name="P10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text-position="0% 100%" fo:font-size="12pt" fo:font-weight="normal" officeooo:rsid="0046113f" officeooo:paragraph-rsid="0046cae6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text-position="0% 100%" fo:font-size="12pt" fo:font-weight="normal" officeooo:rsid="004d05e8" officeooo:paragraph-rsid="004d05e8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text-position="0% 100%" fo:font-size="12pt" fo:font-weight="normal" officeooo:rsid="00491855" officeooo:paragraph-rsid="004ab954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text-position="0% 100%" fo:font-size="12pt" fo:font-weight="normal" officeooo:rsid="004db48d" officeooo:paragraph-rsid="004db48d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text-position="0% 100%" fo:font-size="12pt" fo:font-weight="normal" officeooo:rsid="00577531" officeooo:paragraph-rsid="00577531" style:font-size-asian="12pt" style:font-weight-asian="normal" style:font-size-complex="12pt" style:font-weight-complex="normal"/>
    </style:style>
    <style:style style:name="P110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fo:font-size="12pt" officeooo:paragraph-rsid="003bc671" style:font-size-asian="12pt" style:font-size-complex="12pt" fo:hyphenate="true" fo:hyphenation-remain-char-count="2" fo:hyphenation-push-char-count="2" loext:hyphenation-no-caps="false"/>
    </style:style>
    <style:style style:name="P111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fo:font-size="12pt" officeooo:paragraph-rsid="0052f888" style:font-size-asian="12pt" style:font-size-complex="12pt" fo:hyphenate="true" fo:hyphenation-remain-char-count="2" fo:hyphenation-push-char-count="2" loext:hyphenation-no-caps="false"/>
    </style:style>
    <style:style style:name="P112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fo:font-size="12pt" officeooo:paragraph-rsid="00533b69" style:font-size-asian="12pt" style:font-size-complex="12pt" fo:hyphenate="true" fo:hyphenation-remain-char-count="2" fo:hyphenation-push-char-count="2" loext:hyphenation-no-caps="false"/>
    </style:style>
    <style:style style:name="P113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/>
      <style:text-properties fo:font-size="12pt" officeooo:paragraph-rsid="003bc671" style:font-size-asian="12pt" style:font-size-complex="12pt" fo:hyphenate="true" fo:hyphenation-remain-char-count="2" fo:hyphenation-push-char-count="2" loext:hyphenation-no-caps="false"/>
    </style:style>
    <style:style style:name="P114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fo:font-size="12pt" officeooo:rsid="005185bc" officeooo:paragraph-rsid="005185bc" style:font-size-asian="12pt" style:font-size-complex="12pt" fo:hyphenate="true" fo:hyphenation-remain-char-count="2" fo:hyphenation-push-char-count="2" loext:hyphenation-no-caps="false"/>
    </style:style>
    <style:style style:name="P115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fo:font-size="12pt" officeooo:rsid="00533b69" officeooo:paragraph-rsid="00533b69" style:font-size-asian="12pt" style:font-size-complex="12pt" fo:hyphenate="true" fo:hyphenation-remain-char-count="2" fo:hyphenation-push-char-count="2" loext:hyphenation-no-caps="false"/>
    </style:style>
    <style:style style:name="P116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fo:font-size="12pt" officeooo:rsid="00533b69" officeooo:paragraph-rsid="00550da0" style:font-size-asian="12pt" style:font-size-complex="12pt" fo:hyphenate="true" fo:hyphenation-remain-char-count="2" fo:hyphenation-push-char-count="2" loext:hyphenation-no-caps="false"/>
    </style:style>
    <style:style style:name="P117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/>
      <style:text-properties fo:font-size="12pt" officeooo:rsid="005587ea" officeooo:paragraph-rsid="005587ea" style:font-size-asian="12pt" style:font-size-complex="12pt" fo:hyphenate="true" fo:hyphenation-remain-char-count="2" fo:hyphenation-push-char-count="2" loext:hyphenation-no-caps="false"/>
    </style:style>
    <style:style style:name="P118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/>
      <style:text-properties fo:font-size="12pt" officeooo:rsid="005587ea" officeooo:paragraph-rsid="00577531" style:font-size-asian="12pt" style:font-size-complex="12pt" fo:hyphenate="true" fo:hyphenation-remain-char-count="2" fo:hyphenation-push-char-count="2" loext:hyphenation-no-caps="false"/>
    </style:style>
    <style:style style:name="P119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text-position="0% 100%" fo:font-size="12pt" officeooo:rsid="00533b69" officeooo:paragraph-rsid="00550da0" style:font-size-asian="12pt" style:font-size-complex="12pt" fo:hyphenate="true" fo:hyphenation-remain-char-count="2" fo:hyphenation-push-char-count="2" loext:hyphenation-no-caps="false"/>
    </style:style>
    <style:style style:name="P120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text-position="0% 100%" fo:font-size="12pt" officeooo:rsid="00550da0" officeooo:paragraph-rsid="00550da0" style:font-size-asian="12pt" style:font-size-complex="12pt" fo:hyphenate="true" fo:hyphenation-remain-char-count="2" fo:hyphenation-push-char-count="2" loext:hyphenation-no-caps="false"/>
    </style:style>
    <style:style style:name="P121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/>
      <style:text-properties style:text-position="0% 100%" fo:font-size="12pt" officeooo:rsid="005587ea" officeooo:paragraph-rsid="005587ea" style:font-size-asian="12pt" style:font-size-complex="12pt" fo:hyphenate="true" fo:hyphenation-remain-char-count="2" fo:hyphenation-push-char-count="2" loext:hyphenation-no-caps="false"/>
    </style:style>
    <style:style style:name="P122" style:family="paragraph" style:parent-style-name="Основной_20_абзац">
      <style:paragraph-properties fo:margin-left="0cm" fo:margin-right="0cm" fo:line-height="100%" fo:text-indent="1cm" style:auto-text-indent="false"/>
      <style:text-properties fo:font-size="12pt" officeooo:paragraph-rsid="003bc671" style:font-size-asian="12pt" style:font-size-complex="12pt"/>
    </style:style>
    <style:style style:name="P123" style:family="paragraph" style:parent-style-name="Standard">
      <style:paragraph-properties fo:margin-left="0cm" fo:margin-right="-1.101cm" fo:margin-top="0cm" fo:margin-bottom="0cm" style:contextual-spacing="true" fo:text-indent="0cm" style:auto-text-indent="false"/>
      <style:text-properties style:text-position="super 58%" fo:font-size="12pt" officeooo:paragraph-rsid="003750ad" style:font-size-asian="12pt" style:font-size-complex="12pt"/>
    </style:style>
    <style:style style:name="P124" style:family="paragraph" style:parent-style-name="Основной_20_абзац">
      <style:paragraph-properties fo:margin-left="0cm" fo:margin-right="0cm" fo:line-height="100%" fo:text-indent="1cm" style:auto-text-indent="false"/>
      <style:text-properties officeooo:rsid="00550da0" officeooo:paragraph-rsid="006a2f05"/>
    </style:style>
    <style:style style:name="P125" style:family="paragraph" style:parent-style-name="Heading_20_2">
      <style:paragraph-properties fo:margin-left="0.416cm" fo:margin-right="0cm" fo:text-indent="1cm" style:auto-text-indent="false"/>
      <style:text-properties officeooo:paragraph-rsid="003bc671"/>
    </style:style>
    <style:style style:name="P126" style:family="paragraph" style:parent-style-name="Standard" style:master-page-name="First_20_Page">
      <style:paragraph-properties fo:text-align="center" style:justify-single-word="false" style:page-number="auto"/>
      <style:text-properties fo:font-size="12pt" officeooo:paragraph-rsid="003750ad" style:font-size-asian="12pt" style:font-size-complex="12pt" style:font-weight-complex="bold"/>
    </style:style>
    <style:style style:name="P127" style:family="paragraph" style:parent-style-name="Standard" style:list-style-name="">
      <style:paragraph-properties fo:margin-left="0cm" fo:margin-right="0.002cm" fo:text-align="center" style:justify-single-word="false" fo:text-indent="0cm" style:auto-text-indent="false"/>
      <style:text-properties fo:font-size="14pt" fo:font-weight="bold" officeooo:paragraph-rsid="003750ad" style:font-size-asian="14pt" style:font-weight-asian="bold" style:font-size-complex="14pt" style:font-style-complex="italic"/>
    </style:style>
    <style:style style:name="P128" style:family="paragraph" style:parent-style-name="Standard">
      <style:paragraph-properties fo:text-align="justify" style:justify-single-word="false" style:snap-to-layout-grid="false"/>
      <style:text-properties fo:font-size="12pt" officeooo:rsid="00398322" officeooo:paragraph-rsid="0042c808" style:font-size-asian="12pt" style:font-size-complex="12pt"/>
    </style:style>
    <style:style style:name="P129" style:family="paragraph" style:parent-style-name="Standard" style:list-style-name="L1">
      <loext:graphic-properties draw:fill="none"/>
      <style:paragraph-properties fo:margin-top="0cm" fo:margin-bottom="0cm" style:contextual-spacing="true" fo:line-height="150%" fo:text-align="justify" style:justify-single-word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130" style:family="paragraph" style:parent-style-name="Standard" style:list-style-name="L1">
      <loext:graphic-properties draw:fill="none"/>
      <style:paragraph-properties fo:margin-top="0cm" fo:margin-bottom="0cm" style:contextual-spacing="true" fo:line-height="150%" fo:text-align="center" style:justify-single-word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131" style:family="paragraph" style:parent-style-name="Standard" style:list-style-name="WW8Num70">
      <style:paragraph-properties fo:margin-left="1.27cm" fo:margin-right="0cm" fo:text-align="justify" style:justify-single-word="false" fo:hyphenation-ladder-count="no-limit" fo:text-indent="1cm" style:auto-text-indent="false"/>
      <style:text-properties fo:font-size="14pt" fo:font-weight="bold" officeooo:paragraph-rsid="00398322" style:font-size-asian="14pt" style:font-weight-asian="bold" style:font-size-complex="14pt" fo:hyphenate="true" fo:hyphenation-remain-char-count="2" fo:hyphenation-push-char-count="2" loext:hyphenation-no-caps="false"/>
    </style:style>
    <style:style style:name="P132" style:family="paragraph" style:parent-style-name="Standard" style:list-style-name="WW8Num70">
      <style:paragraph-properties fo:margin-left="0cm" fo:margin-right="0cm" fo:text-align="justify" style:justify-single-word="false" fo:hyphenation-ladder-count="no-limit" fo:text-indent="1cm" style:auto-text-indent="false"/>
      <style:text-properties fo:font-size="12pt" officeooo:paragraph-rsid="003bc671" style:font-size-asian="12pt" style:font-size-complex="12pt" fo:hyphenate="true" fo:hyphenation-remain-char-count="2" fo:hyphenation-push-char-count="2" loext:hyphenation-no-caps="false"/>
    </style:style>
    <style:style style:name="P1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rsid="005ba99f" officeooo:paragraph-rsid="006a4158" style:font-size-asian="12pt" style:font-size-complex="12pt"/>
    </style:style>
    <style:style style:name="P1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46113f" officeooo:paragraph-rsid="00660b33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46113f" officeooo:paragraph-rsid="0069e5e7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46113f" officeooo:paragraph-rsid="006a2f05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4ab954" officeooo:paragraph-rsid="0069e5e7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68bb50" officeooo:paragraph-rsid="0069e5e7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normal" officeooo:rsid="00577531" officeooo:paragraph-rsid="006a2f05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style:text-underline-style="none" officeooo:rsid="005e9bcb" officeooo:paragraph-rsid="006c3431" style:font-size-asian="12pt" style:font-size-complex="12pt"/>
    </style:style>
    <style:style style:name="P14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text-position="0% 100%" fo:font-size="12pt" style:text-underline-style="none" officeooo:rsid="005ba99f" officeooo:paragraph-rsid="0060800f" style:font-size-asian="12pt" style:font-size-complex="12pt"/>
    </style:style>
    <style:style style:name="P142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rsid="002ae4f7" officeooo:paragraph-rsid="002ae4f7" style:font-size-asian="14pt" style:font-size-complex="14pt"/>
    </style:style>
    <style:style style:name="P143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rsid="001acf09" officeooo:paragraph-rsid="0019df6a" style:font-size-asian="14pt" style:font-size-complex="14pt"/>
    </style:style>
    <style:style style:name="P1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snap-to-layout-grid="false"/>
      <style:text-properties fo:font-size="12pt" officeooo:rsid="00407a49" officeooo:paragraph-rsid="0065a499" style:font-size-asian="12pt" style:font-size-complex="12pt"/>
    </style:style>
    <style:style style:name="P14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snap-to-layout-grid="false"/>
      <style:text-properties fo:font-size="12pt" officeooo:rsid="0042c808" officeooo:paragraph-rsid="0042c808" style:font-size-asian="12pt" style:font-size-complex="12pt"/>
    </style:style>
    <style:style style:name="P14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snap-to-layout-grid="false"/>
      <style:text-properties fo:font-size="12pt" officeooo:rsid="0066de5d" officeooo:paragraph-rsid="0066de5d" style:font-size-asian="12pt" style:font-size-complex="12pt"/>
    </style:style>
    <style:style style:name="P14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snap-to-layout-grid="false"/>
      <style:text-properties fo:font-size="12pt" fo:font-weight="normal" officeooo:rsid="0046113f" officeooo:paragraph-rsid="00660b33" style:font-size-asian="12pt" style:font-weight-asian="normal" style:font-size-complex="12pt" style:font-weight-complex="normal"/>
    </style:style>
    <style:style style:name="P14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snap-to-layout-grid="false"/>
      <style:text-properties style:text-position="0% 100%" fo:font-size="12pt" fo:font-weight="normal" officeooo:rsid="00660b33" officeooo:paragraph-rsid="00660b33" style:font-size-asian="12pt" style:font-weight-asian="normal" style:font-size-complex="12pt" style:font-weight-complex="normal"/>
    </style:style>
    <style:style style:name="P14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snap-to-layout-grid="false"/>
      <style:text-properties style:text-position="0% 100%" fo:font-size="12pt" fo:font-weight="normal" officeooo:rsid="0046113f" officeooo:paragraph-rsid="00660b33" style:font-size-asian="12pt" style:font-weight-asian="normal" style:font-size-complex="12pt" style:font-weight-complex="normal"/>
    </style:style>
    <style:style style:name="P150" style:family="paragraph" style:parent-style-name="Абзац_20_списка" style:list-style-name="WW8Num70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fo:font-size="12pt" officeooo:paragraph-rsid="003bc671" style:font-size-asian="12pt" style:font-size-complex="12pt" fo:hyphenate="true" fo:hyphenation-remain-char-count="2" fo:hyphenation-push-char-count="2" loext:hyphenation-no-caps="false"/>
    </style:style>
    <style:style style:name="P151" style:family="paragraph" style:parent-style-name="Абзац_20_списка" style:list-style-name="WW8Num70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fo:font-size="12pt" officeooo:paragraph-rsid="005185bc" style:font-size-asian="12pt" style:font-size-complex="12pt" fo:hyphenate="true" fo:hyphenation-remain-char-count="2" fo:hyphenation-push-char-count="2" loext:hyphenation-no-caps="false"/>
    </style:style>
    <style:style style:name="P152" style:family="paragraph" style:parent-style-name="Абзац_20_списка" style:list-style-name="WW8Num70">
      <style:paragraph-properties fo:margin-left="0cm" fo:margin-right="0cm" fo:text-align="justify" style:justify-single-word="false" fo:hyphenation-ladder-count="no-limit" fo:text-indent="1cm" style:auto-text-indent="false"/>
      <style:text-properties fo:font-size="12pt" officeooo:paragraph-rsid="003bc671" style:font-size-asian="12pt" style:font-size-complex="12pt" fo:hyphenate="true" fo:hyphenation-remain-char-count="2" fo:hyphenation-push-char-count="2" loext:hyphenation-no-caps="false"/>
    </style:style>
    <style:style style:name="P153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fo:font-size="12pt" officeooo:rsid="0052f888" officeooo:paragraph-rsid="0066de5d" style:font-size-asian="12pt" style:font-size-complex="12pt" fo:hyphenate="true" fo:hyphenation-remain-char-count="2" fo:hyphenation-push-char-count="2" loext:hyphenation-no-caps="false"/>
    </style:style>
    <style:style style:name="P154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fo:font-size="12pt" officeooo:rsid="0052f888" officeooo:paragraph-rsid="006a2f05" style:font-size-asian="12pt" style:font-size-complex="12pt" fo:hyphenate="true" fo:hyphenation-remain-char-count="2" fo:hyphenation-push-char-count="2" loext:hyphenation-no-caps="false"/>
    </style:style>
    <style:style style:name="P155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fo:font-size="12pt" officeooo:rsid="00533b69" officeooo:paragraph-rsid="006a2f05" style:font-size-asian="12pt" style:font-size-complex="12pt" fo:hyphenate="true" fo:hyphenation-remain-char-count="2" fo:hyphenation-push-char-count="2" loext:hyphenation-no-caps="false"/>
    </style:style>
    <style:style style:name="P156" style:family="paragraph" style:parent-style-name="Абзац_20_списка">
      <style:paragraph-properties fo:margin-left="0cm" fo:margin-right="0cm" fo:text-align="justify" style:justify-single-word="false" fo:hyphenation-ladder-count="no-limit" fo:text-indent="1cm" style:auto-text-indent="false"/>
      <style:text-properties fo:font-size="12pt" officeooo:rsid="005587ea" officeooo:paragraph-rsid="006a2f05" style:font-size-asian="12pt" style:font-size-complex="12pt" fo:hyphenate="true" fo:hyphenation-remain-char-count="2" fo:hyphenation-push-char-count="2" loext:hyphenation-no-caps="false"/>
    </style:style>
    <style:style style:name="P157" style:family="paragraph" style:parent-style-name="Абзац_20_списка" style:list-style-name="WW8Num70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text-position="0% 100%" fo:font-size="12pt" officeooo:rsid="005185bc" officeooo:paragraph-rsid="005185bc" style:font-size-asian="12pt" style:font-size-complex="12pt" fo:hyphenate="true" fo:hyphenation-remain-char-count="2" fo:hyphenation-push-char-count="2" loext:hyphenation-no-caps="false"/>
    </style:style>
    <style:style style:name="P158" style:family="paragraph" style:parent-style-name="Абзац_20_списка" style:list-style-name="WW8Num70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style:text-position="0% 100%" fo:font-size="12pt" officeooo:rsid="005185bc" officeooo:paragraph-rsid="005185bc" style:font-size-asian="12pt" style:font-size-complex="12pt" fo:hyphenate="true" fo:hyphenation-remain-char-count="2" fo:hyphenation-push-char-count="2" loext:hyphenation-no-caps="false"/>
    </style:style>
    <style:style style:name="P159" style:family="paragraph" style:parent-style-name="Абзац_20_списка" style:list-style-name="WW8Num70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font-size="12pt" officeooo:paragraph-rsid="0066de5d" style:font-size-asian="12pt" style:font-size-complex="12pt" fo:hyphenate="true" fo:hyphenation-remain-char-count="2" fo:hyphenation-push-char-count="2" loext:hyphenation-no-caps="false"/>
    </style:style>
    <style:style style:name="T1" style:family="text">
      <style:text-properties fo:font-weight="normal" officeooo:rsid="0011a1c5" style:font-weight-asian="normal" style:font-weight-complex="normal"/>
    </style:style>
    <style:style style:name="T2" style:family="text">
      <style:text-properties style:font-name="Times New Roman1" fo:font-size="14pt" style:font-size-asian="14pt" style:font-size-complex="14pt"/>
    </style:style>
    <style:style style:name="T3" style:family="text">
      <style:text-properties style:font-name="Times New Roman1" fo:font-size="14pt" officeooo:rsid="0011a1c5" style:font-size-asian="14pt" style:font-size-complex="14pt"/>
    </style:style>
    <style:style style:name="T4" style:family="text">
      <style:text-properties style:font-name="Times New Roman1" fo:font-size="14pt" officeooo:rsid="00207184" style:font-size-asian="14pt" style:font-size-complex="14pt"/>
    </style:style>
    <style:style style:name="T5" style:family="text">
      <style:text-properties style:font-name="Times New Roman1" fo:font-size="14pt" officeooo:rsid="0028eea5" style:font-size-asian="14pt" style:font-size-complex="14pt"/>
    </style:style>
    <style:style style:name="T6" style:family="text">
      <style:text-properties style:font-name="Times New Roman1" fo:font-size="14pt" officeooo:rsid="002ba9e0" style:font-size-asian="14pt" style:font-size-complex="14pt"/>
    </style:style>
    <style:style style:name="T7" style:family="text">
      <style:text-properties style:font-name="Times New Roman1" fo:font-size="14pt" officeooo:rsid="002e99d0" style:font-size-asian="14pt" style:font-size-complex="14pt"/>
    </style:style>
    <style:style style:name="T8" style:family="text">
      <style:text-properties style:font-name="Times New Roman1" fo:font-size="14pt" officeooo:rsid="0036a004" style:font-size-asian="14pt" style:font-size-complex="14pt"/>
    </style:style>
    <style:style style:name="T9" style:family="text">
      <style:text-properties style:font-name="Times New Roman1" fo:font-size="14pt" officeooo:rsid="004e577b" style:font-size-asian="14pt" style:font-size-complex="14pt"/>
    </style:style>
    <style:style style:name="T10" style:family="text">
      <style:text-properties style:font-name="Times New Roman1" fo:font-size="14pt" officeooo:rsid="0028eea5" style:font-size-asian="14pt" style:font-name-complex="FreeSans2" style:font-size-complex="14pt"/>
    </style:style>
    <style:style style:name="T11" style:family="text">
      <style:text-properties style:font-name="Times New Roman1" fo:font-size="14pt" officeooo:rsid="002ba9e0" style:font-size-asian="14pt" style:font-name-complex="FreeSans2" style:font-size-complex="14pt"/>
    </style:style>
    <style:style style:name="T12" style:family="text">
      <style:text-properties fo:font-weight="bold" officeooo:rsid="0011a1c5" style:font-weight-asian="bold" style:font-weight-complex="normal"/>
    </style:style>
    <style:style style:name="T13" style:family="text">
      <style:text-properties officeooo:rsid="002ba9e0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weight="bold" style:font-weight-asian="bold" style:font-weight-complex="normal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style:text-underline-style="solid" style:text-underline-width="auto" style:text-underline-color="font-color" fo:font-weight="bold" style:font-weight-asian="bold" style:font-weight-complex="normal"/>
    </style:style>
    <style:style style:name="T18" style:family="text">
      <style:text-properties style:text-position="0% 100%" officeooo:rsid="0046996c"/>
    </style:style>
    <style:style style:name="T19" style:family="text">
      <style:text-properties style:text-position="0% 100%" officeooo:rsid="0046cae6"/>
    </style:style>
    <style:style style:name="T20" style:family="text">
      <style:text-properties style:text-position="0% 100%" fo:font-size="12pt" style:font-size-asian="12pt" style:font-size-complex="12pt"/>
    </style:style>
    <style:style style:name="T21" style:family="text">
      <style:text-properties style:text-position="0% 100%" fo:font-size="12pt" officeooo:rsid="00533b69" style:font-size-asian="12pt" style:font-size-complex="12pt"/>
    </style:style>
    <style:style style:name="T22" style:family="text">
      <style:text-properties style:text-position="0% 100%" fo:font-size="12pt" officeooo:rsid="006a2f05" style:font-size-asian="12pt" style:font-size-complex="12pt"/>
    </style:style>
    <style:style style:name="T23" style:family="text">
      <style:text-properties style:text-position="0% 100%" fo:font-size="12pt" fo:language="none" fo:country="none" officeooo:rsid="006a2f05" style:font-size-asian="12pt" style:font-size-complex="12pt"/>
    </style:style>
    <style:style style:name="T24" style:family="text">
      <style:text-properties style:text-position="0% 100%" officeooo:rsid="00491855"/>
    </style:style>
    <style:style style:name="T25" style:family="text">
      <style:text-properties style:text-position="0% 100%" officeooo:rsid="004ab954"/>
    </style:style>
    <style:style style:name="T26" style:family="text">
      <style:text-properties style:text-position="0% 100%" officeooo:rsid="004b4b23"/>
    </style:style>
    <style:style style:name="T27" style:family="text">
      <style:text-properties style:text-position="0% 100%" style:font-name="Times New Roman1" officeooo:rsid="004455c2"/>
    </style:style>
    <style:style style:name="T28" style:family="text">
      <style:text-properties style:text-position="0% 100%" officeooo:rsid="004d05e8"/>
    </style:style>
    <style:style style:name="T29" style:family="text">
      <style:text-properties style:text-position="0% 100%" style:font-name="Liberation Serif1" officeooo:rsid="004d05e8"/>
    </style:style>
    <style:style style:name="T30" style:family="text">
      <style:text-properties style:text-position="0% 100%" style:font-name="Liberation Serif1" officeooo:rsid="005e9bcb"/>
    </style:style>
    <style:style style:name="T31" style:family="text">
      <style:text-properties style:text-position="0% 100%" style:font-name="Liberation Serif"/>
    </style:style>
    <style:style style:name="T32" style:family="text">
      <style:text-properties style:text-position="0% 100%" style:font-name="Liberation Serif" officeooo:rsid="004d05e8"/>
    </style:style>
    <style:style style:name="T33" style:family="text">
      <style:text-properties style:text-position="0% 100%" style:font-name="Liberation Serif" officeooo:rsid="004ab954"/>
    </style:style>
    <style:style style:name="T34" style:family="text">
      <style:text-properties style:text-position="0% 100%" style:font-name="Liberation Serif" officeooo:rsid="004b4b23"/>
    </style:style>
    <style:style style:name="T35" style:family="text">
      <style:text-properties style:text-position="0% 100%" style:font-name="Liberation Serif" officeooo:rsid="0060800f"/>
    </style:style>
    <style:style style:name="T36" style:family="text">
      <style:text-properties style:text-position="0% 100%" style:font-name="Liberation Serif" officeooo:rsid="005e9bcb"/>
    </style:style>
    <style:style style:name="T37" style:family="text">
      <style:text-properties style:text-position="0% 100%" officeooo:rsid="004db48d"/>
    </style:style>
    <style:style style:name="T38" style:family="text">
      <style:text-properties style:text-position="0% 100%" officeooo:rsid="005185bc"/>
    </style:style>
    <style:style style:name="T39" style:family="text">
      <style:text-properties style:text-position="0% 100%" officeooo:rsid="0052f888"/>
    </style:style>
    <style:style style:name="T40" style:family="text">
      <style:text-properties style:text-position="0% 100%" officeooo:rsid="00550da0"/>
    </style:style>
    <style:style style:name="T41" style:family="text">
      <style:text-properties style:text-position="0% 100%" officeooo:rsid="00577531"/>
    </style:style>
    <style:style style:name="T42" style:family="text">
      <style:text-properties style:text-position="0% 100%" officeooo:rsid="005935bd"/>
    </style:style>
    <style:style style:name="T43" style:family="text">
      <style:text-properties style:text-position="0% 100%" officeooo:rsid="005bef6c"/>
    </style:style>
    <style:style style:name="T44" style:family="text">
      <style:text-properties style:text-position="0% 100%" officeooo:rsid="005ba99f"/>
    </style:style>
    <style:style style:name="T45" style:family="text">
      <style:text-properties style:text-position="0% 100%" officeooo:rsid="00660b33"/>
    </style:style>
    <style:style style:name="T46" style:family="text">
      <style:text-properties style:text-position="0% 100%" officeooo:rsid="0066de5d"/>
    </style:style>
    <style:style style:name="T47" style:family="text">
      <style:text-properties style:text-position="0% 100%" officeooo:rsid="0069e5e7"/>
    </style:style>
    <style:style style:name="T48" style:family="text">
      <style:text-properties style:text-position="0% 100%" officeooo:rsid="006a2f05"/>
    </style:style>
    <style:style style:name="T49" style:family="text">
      <style:text-properties style:text-position="0% 100%" fo:language="none" fo:country="none" officeooo:rsid="006a2f05"/>
    </style:style>
    <style:style style:name="T50" style:family="text">
      <style:text-properties style:text-position="0% 100%" officeooo:rsid="006a4158"/>
    </style:style>
    <style:style style:name="T51" style:family="text">
      <style:text-properties style:text-position="0% 100%" officeooo:rsid="006c3431"/>
    </style:style>
    <style:style style:name="T5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4" style:family="text">
      <style:text-properties fo:font-size="12pt" fo:font-weight="bold" style:font-size-asian="12pt" style:font-weight-asian="bold" style:font-size-complex="12pt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2pt" style:font-size-asian="12pt" style:font-size-complex="12pt" style:font-weight-complex="bold"/>
    </style:style>
    <style:style style:name="T57" style:family="text">
      <style:text-properties fo:font-size="12pt" fo:font-style="italic" fo:background-color="#ffff00" loext:char-shading-value="0" style:font-size-asian="12pt" style:font-style-asian="italic" style:font-size-complex="12pt"/>
    </style:style>
    <style:style style:name="T58" style:family="text">
      <style:text-properties fo:font-size="12pt" fo:language="ru" fo:country="RU" fo:font-style="italic" fo:background-color="#ffff00" loext:char-shading-value="0" style:font-size-asian="12pt" style:font-style-asian="italic" style:font-size-complex="12pt"/>
    </style:style>
    <style:style style:name="T59" style:family="text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60" style:family="text">
      <style:text-properties fo:font-size="12pt" fo:font-weight="normal" officeooo:rsid="004ab954" style:font-size-asian="12pt" style:font-weight-asian="normal" style:font-size-complex="12pt" style:font-weight-complex="normal"/>
    </style:style>
    <style:style style:name="T61" style:family="text">
      <style:text-properties officeooo:rsid="003750ad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officeooo:rsid="003750ad"/>
    </style:style>
    <style:style style:name="T64" style:family="text">
      <style:text-properties style:text-underline-style="solid" style:text-underline-width="auto" style:text-underline-color="font-color" fo:font-weight="bold" officeooo:rsid="0011a1c5" style:font-weight-asian="bold" style:font-weight-complex="normal"/>
    </style:style>
    <style:style style:name="T65" style:family="text">
      <style:text-properties officeooo:rsid="00398322"/>
    </style:style>
    <style:style style:name="T66" style:family="text">
      <style:text-properties style:text-position="sub 58%"/>
    </style:style>
    <style:style style:name="T67" style:family="text">
      <style:text-properties style:text-position="sub 58%" fo:font-weight="normal" style:font-weight-asian="normal" style:font-weight-complex="normal"/>
    </style:style>
    <style:style style:name="T68" style:family="text">
      <style:text-properties style:text-position="sub 58%" officeooo:rsid="0046996c"/>
    </style:style>
    <style:style style:name="T69" style:family="text">
      <style:text-properties style:text-position="sub 58%" officeooo:rsid="0046cae6"/>
    </style:style>
    <style:style style:name="T70" style:family="text">
      <style:text-properties style:text-position="sub 58%" officeooo:rsid="00491855"/>
    </style:style>
    <style:style style:name="T71" style:family="text">
      <style:text-properties style:text-position="sub 58%" officeooo:rsid="004ab954"/>
    </style:style>
    <style:style style:name="T72" style:family="text">
      <style:text-properties style:text-position="sub 58%" officeooo:rsid="004b4b23"/>
    </style:style>
    <style:style style:name="T73" style:family="text">
      <style:text-properties style:text-position="sub 58%" style:font-name="Liberation Serif"/>
    </style:style>
    <style:style style:name="T74" style:family="text">
      <style:text-properties style:text-position="sub 58%" style:font-name="Liberation Serif" officeooo:rsid="0046996c"/>
    </style:style>
    <style:style style:name="T75" style:family="text">
      <style:text-properties style:text-position="sub 58%" style:font-name="Liberation Serif" officeooo:rsid="004ab954"/>
    </style:style>
    <style:style style:name="T76" style:family="text">
      <style:text-properties style:text-position="sub 58%" style:font-name="Liberation Serif" officeooo:rsid="004b4b23"/>
    </style:style>
    <style:style style:name="T77" style:family="text">
      <style:text-properties style:text-position="sub 58%" style:font-name="Liberation Serif" officeooo:rsid="005e9bcb"/>
    </style:style>
    <style:style style:name="T78" style:family="text">
      <style:text-properties style:text-position="sub 58%" officeooo:rsid="004db48d"/>
    </style:style>
    <style:style style:name="T79" style:family="text">
      <style:text-properties style:text-position="sub 58%" officeooo:rsid="005185bc"/>
    </style:style>
    <style:style style:name="T80" style:family="text">
      <style:text-properties style:text-position="sub 58%" fo:font-size="12pt" style:font-size-asian="12pt" style:font-size-complex="12pt"/>
    </style:style>
    <style:style style:name="T81" style:family="text">
      <style:text-properties style:text-position="sub 58%" fo:font-size="12pt" officeooo:rsid="00533b69" style:font-size-asian="12pt" style:font-size-complex="12pt"/>
    </style:style>
    <style:style style:name="T82" style:family="text">
      <style:text-properties style:text-position="sub 58%" fo:font-size="12pt" fo:font-weight="normal" officeooo:rsid="0068bb50" style:font-size-asian="12pt" style:font-weight-asian="normal" style:font-size-complex="12pt" style:font-weight-complex="normal"/>
    </style:style>
    <style:style style:name="T83" style:family="text">
      <style:text-properties style:text-position="sub 58%" officeooo:rsid="00577531"/>
    </style:style>
    <style:style style:name="T84" style:family="text">
      <style:text-properties style:text-position="sub 58%" officeooo:rsid="005935bd"/>
    </style:style>
    <style:style style:name="T85" style:family="text">
      <style:text-properties style:text-position="sub 58%" officeooo:rsid="005ba99f"/>
    </style:style>
    <style:style style:name="T86" style:family="text">
      <style:text-properties style:text-position="sub 58%" officeooo:rsid="005e9bcb"/>
    </style:style>
    <style:style style:name="T87" style:family="text">
      <style:text-properties style:text-position="sub 58%" officeooo:rsid="0069e5e7"/>
    </style:style>
    <style:style style:name="T88" style:family="text">
      <style:text-properties style:text-position="sub 58%" officeooo:rsid="006a2f05"/>
    </style:style>
    <style:style style:name="T89" style:family="text">
      <style:text-properties officeooo:rsid="003d700d"/>
    </style:style>
    <style:style style:name="T90" style:family="text">
      <style:text-properties officeooo:rsid="0042c808"/>
    </style:style>
    <style:style style:name="T91" style:family="text">
      <style:text-properties officeooo:rsid="004b4b23"/>
    </style:style>
    <style:style style:name="T92" style:family="text">
      <style:text-properties officeooo:rsid="004d05e8"/>
    </style:style>
    <style:style style:name="T93" style:family="text">
      <style:text-properties officeooo:rsid="004db48d"/>
    </style:style>
    <style:style style:name="T94" style:family="text">
      <style:text-properties officeooo:rsid="004e577b"/>
    </style:style>
    <style:style style:name="T95" style:family="text">
      <style:text-properties style:text-position="super 58%"/>
    </style:style>
    <style:style style:name="T96" style:family="text">
      <style:text-properties officeooo:rsid="005e9bcb"/>
    </style:style>
    <style:style style:name="T97" style:family="text">
      <style:text-properties style:font-name="Liberation Serif1"/>
    </style:style>
    <style:style style:name="T98" style:family="text">
      <style:text-properties style:font-name="Liberation Serif"/>
    </style:style>
    <style:style style:name="T99" style:family="text">
      <style:text-properties officeooo:rsid="0061d8c1"/>
    </style:style>
    <style:style style:name="T100" style:family="text">
      <style:text-properties officeooo:rsid="0065a499"/>
    </style:style>
    <style:style style:name="T101" style:family="text">
      <style:text-properties officeooo:rsid="00660b33"/>
    </style:style>
    <style:style style:name="T102" style:family="text">
      <style:text-properties officeooo:rsid="0066de5d"/>
    </style:style>
    <style:style style:name="T103" style:family="text">
      <style:text-properties officeooo:rsid="0069e5e7"/>
    </style:style>
    <style:style style:name="T104" style:family="text">
      <style:text-properties officeooo:rsid="006c343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>Министерство науки и высшего образования Российской Федерации</text:p>
      <text:p text:style-name="P38">Федеральное автономное образовательное учреждение</text:p>
      <text:p text:style-name="P38">высшего образования</text:p>
      <text:p text:style-name="P38"/>
      <text:h text:style-name="P127" text:outline-level="8">Пермский национальный исследовательский</text:h>
      <text:h text:style-name="P127" text:outline-level="8">политехнический университет</text:h>
      <text:p text:style-name="P31"/>
      <text:p text:style-name="P36">Гуманитарный факультет</text:p>
      <text:p text:style-name="P36">Кафедра Экономика и финансы</text:p>
      <text:p text:style-name="P35"/>
      <text:p text:style-name="P35"/>
      <text:p text:style-name="P35"/>
      <text:p text:style-name="P35"/>
      <text:p text:style-name="P35"/>
      <text:p text:style-name="P35"/>
      <text:p text:style-name="P32">АНАЛИТИЧЕСКИЙ ОТЧЕТ №2</text:p>
      <text:p text:style-name="P32"/>
      <text:p text:style-name="P33">ЭКОНОМИКА ПРЕДПРИЯТИЯ.</text:p>
      <text:p text:style-name="P33">ЭФФЕКТИВНОСТЬ ИНВЕСТИЦИОННОГО ПРОЕКТА»</text:p>
      <text:p text:style-name="P37">Вариант <text:s/>№ : <text:span text:style-name="T61">12</text:span></text:p>
      <text:p text:style-name="P34"/>
      <text:p text:style-name="P51"/>
      <text:p text:style-name="P51"/>
      <text:p text:style-name="P51"/>
      <text:p text:style-name="P51"/>
      <text:p text:style-name="P51"/>
      <text:p text:style-name="P51"/>
      <text:p text:style-name="P51">Выполнил <text:s/>студент______________/ <text:span text:style-name="T63">Э.Ю. Миннахметов</text:span><text:span text:style-name="T61"> </text:span>/</text:p>
      <text:p text:style-name="P53">(подпись)<text:tab/> (инициалы, фамилия)</text:p>
      <text:p text:style-name="P52">Группа <text:span text:style-name="T63">РИС-19-1б</text:span></text:p>
      <text:p text:style-name="P51"/>
      <text:p text:style-name="P54"/>
      <text:p text:style-name="P51">Проверил__________/ <text:span text:style-name="T63">Е.К. Климова</text:span><text:span text:style-name="T61"> </text:span>/</text:p>
      <text:p text:style-name="P123"><text:tab/><text:tab/><text:tab/><text:tab/><text:tab/><text:tab/> (подпись)<text:tab/> <text:s text:c="11"/>(инициалы, фамилия)</text:p>
      <text:p text:style-name="P55"/>
      <text:p text:style-name="P55">Дата защиты __________ <text:tab/>Оценка_____________</text:p>
      <text:p text:style-name="P56"/>
      <text:p text:style-name="P5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Пермь</text:p>
      <text:p text:style-name="P49">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9">СОДЕРЖАНИЕ</text:p>
            <text:p text:style-name="P30"/>
          </text:index-title>
          <text:p text:style-name="P14"><text:span text:style-name="T5">Постановка задачи </text:span><text:span text:style-name="T7">варианта 1</text:span><text:span text:style-name="T9">2</text:span><text:a xlink:type="simple" xlink:href="#__RefHeading___Toc844_4149854179" text:style-name="Index_20_Link" text:visited-style-name="Index_20_Link"><text:span text:style-name="T2"><text:tab/></text:span></text:a><text:span text:style-name="T6">3</text:span></text:p>
          <text:p text:style-name="P15"><text:span text:style-name="T10">1 </text:span><text:a xlink:type="simple" xlink:href="#__RefHeading___Toc844_4149854179" text:style-name="Index_20_Link" text:visited-style-name="Index_20_Link"><text:span text:style-name="T2"><text:tab/></text:span></text:a><text:span text:style-name="T6">4</text:span></text:p>
          <text:p text:style-name="P15"><text:span text:style-name="T3">2 </text:span><text:a xlink:type="simple" xlink:href="#__RefHeading___Toc844_4149854179" text:style-name="Index_20_Link" text:visited-style-name="Index_20_Link"><text:span text:style-name="T2"><text:tab/></text:span></text:a><text:span text:style-name="T8">6</text:span></text:p>
          <text:p text:style-name="P15"><text:span text:style-name="T4">3 </text:span><text:a xlink:type="simple" xlink:href="#__RefHeading___Toc844_4149854179" text:style-name="Index_20_Link" text:visited-style-name="Index_20_Link"><text:span text:style-name="T2"><text:tab/></text:span></text:a><text:span text:style-name="T8">9</text:span></text:p>
          <text:p text:style-name="P15"><text:span text:style-name="T10">Список использованн</text:span><text:span text:style-name="T11">ых источников</text:span><text:a xlink:type="simple" xlink:href="#__RefHeading___Toc844_4149854179" text:style-name="Index_20_Link" text:visited-style-name="Index_20_Link"><text:span text:style-name="T2"><text:tab/>1</text:span></text:a><text:span text:style-name="T8">1</text:span></text:p>
        </text:index-body>
      </text:table-of-content>
      <text:p text:style-name="P6"/>
      <text:p text:style-name="P9">Постановка задачи варианта 1<text:span text:style-name="T89">2</text:span></text:p>
      <text:p text:style-name="P7"/>
      <text:p text:style-name="P8">Данные, необходимые для выполнения аналитического отчета, представлены на таблице 1.</text:p>
      <text:p text:style-name="P8"/>
      <text:p text:style-name="P8">Таблица 1. Данные 12 варианта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3992883067024">
          <table:table-cell table:style-name="Таблица2.A1" office:value-type="string">
            <text:p text:style-name="P12">Показатель</text:p>
          </table:table-cell>
          <table:table-cell table:style-name="Таблица2.B1" office:value-type="string">
            <text:p text:style-name="P13">Данные</text:p>
          </table:table-cell>
        </table:table-row>
        <table:table-row table:style-name="TableLine93992884848752">
          <table:table-cell table:style-name="Таблица2.A2" office:value-type="string">
            <text:p text:style-name="P45">Объем производства и продаж товара 1, шт.</text:p>
          </table:table-cell>
          <table:table-cell table:style-name="Таблица2.B2" office:value-type="string">
            <text:p text:style-name="P46">5500</text:p>
          </table:table-cell>
        </table:table-row>
        <table:table-row table:style-name="TableLine93992885412496">
          <table:table-cell table:style-name="Таблица2.A2" office:value-type="string">
            <text:p text:style-name="P45">Объем производства и продаж товара <text:span text:style-name="T61">2</text:span>, шт.</text:p>
          </table:table-cell>
          <table:table-cell table:style-name="Таблица2.B2" office:value-type="string">
            <text:p text:style-name="P46">3000</text:p>
          </table:table-cell>
        </table:table-row>
        <table:table-row table:style-name="TableLine93992885412928">
          <table:table-cell table:style-name="Таблица2.A2" office:value-type="string">
            <text:p text:style-name="P45">Объем производства и продаж товара <text:span text:style-name="T61">3</text:span>, шт.</text:p>
          </table:table-cell>
          <table:table-cell table:style-name="Таблица2.B2" office:value-type="string">
            <text:p text:style-name="P46"><text:span text:style-name="T61">5</text:span>000</text:p>
          </table:table-cell>
        </table:table-row>
        <table:table-row table:style-name="TableLine93992885413584">
          <table:table-cell table:style-name="Таблица2.A2" office:value-type="string">
            <text:p text:style-name="P45">Материалы Т1, руб.</text:p>
          </table:table-cell>
          <table:table-cell table:style-name="Таблица2.B2" office:value-type="string">
            <text:p text:style-name="P46">250</text:p>
          </table:table-cell>
        </table:table-row>
        <table:table-row table:style-name="TableLine93992885414400">
          <table:table-cell table:style-name="Таблица2.A2" office:value-type="string">
            <text:p text:style-name="P45">Материалы Т<text:span text:style-name="T61">2</text:span>, руб.</text:p>
          </table:table-cell>
          <table:table-cell table:style-name="Таблица2.B2" office:value-type="string">
            <text:p text:style-name="P46">250</text:p>
          </table:table-cell>
        </table:table-row>
        <table:table-row table:style-name="TableLine93992885415168">
          <table:table-cell table:style-name="Таблица2.A2" office:value-type="string">
            <text:p text:style-name="P45">Материалы Т<text:span text:style-name="T61">3</text:span>, руб.</text:p>
          </table:table-cell>
          <table:table-cell table:style-name="Таблица2.B2" office:value-type="string">
            <text:p text:style-name="P10">400</text:p>
          </table:table-cell>
        </table:table-row>
        <table:table-row table:style-name="TableLine93992885415984">
          <table:table-cell table:style-name="Таблица2.A2" office:value-type="string">
            <text:p text:style-name="P45">Сдельная ЗП Т1, руб.</text:p>
          </table:table-cell>
          <table:table-cell table:style-name="Таблица2.B2" office:value-type="string">
            <text:p text:style-name="P10">110</text:p>
          </table:table-cell>
        </table:table-row>
        <table:table-row table:style-name="TableLine93992885416800">
          <table:table-cell table:style-name="Таблица2.A2" office:value-type="string">
            <text:p text:style-name="P45">Сдельная ЗП Т<text:span text:style-name="T61">2</text:span>, руб.</text:p>
          </table:table-cell>
          <table:table-cell table:style-name="Таблица2.B2" office:value-type="string">
            <text:p text:style-name="P10">100</text:p>
          </table:table-cell>
        </table:table-row>
        <table:table-row table:style-name="TableLine93992885417808">
          <table:table-cell table:style-name="Таблица2.A2" office:value-type="string">
            <text:p text:style-name="P45">Сдельная ЗП Т<text:span text:style-name="T61">3</text:span>, руб.</text:p>
          </table:table-cell>
          <table:table-cell table:style-name="Таблица2.B2" office:value-type="string">
            <text:p text:style-name="P10">80</text:p>
          </table:table-cell>
        </table:table-row>
        <table:table-row table:style-name="TableLine93992885418624">
          <table:table-cell table:style-name="Таблица2.A2" office:value-type="string">
            <text:p text:style-name="P45">Первоначальная стоимость оборудования, руб.</text:p>
          </table:table-cell>
          <table:table-cell table:style-name="Таблица2.B2" office:value-type="string">
            <text:p text:style-name="P10">1 900 000</text:p>
          </table:table-cell>
        </table:table-row>
        <table:table-row table:style-name="TableLine93992885419440">
          <table:table-cell table:style-name="Таблица2.A2" office:value-type="string">
            <text:p text:style-name="P45">Срок полезного использования оборудования, лет</text:p>
          </table:table-cell>
          <table:table-cell table:style-name="Таблица2.B2" office:value-type="string">
            <text:p text:style-name="P10">10</text:p>
          </table:table-cell>
        </table:table-row>
        <table:table-row table:style-name="TableLine93992885420256">
          <table:table-cell table:style-name="Таблица2.A2" office:value-type="string">
            <text:p text:style-name="P45"><text:span text:style-name="T65">О</text:span>клады АУП за год по предприятию, руб.</text:p>
          </table:table-cell>
          <table:table-cell table:style-name="Таблица2.B2" office:value-type="string">
            <text:p text:style-name="P10">1 200 000</text:p>
          </table:table-cell>
        </table:table-row>
        <table:table-row table:style-name="TableLine93992885421072">
          <table:table-cell table:style-name="Таблица2.A2" office:value-type="string">
            <text:p text:style-name="P45"><text:span text:style-name="T65">Р</text:span>асходы на содержание и эксплуатацию оборудования, руб.</text:p>
          </table:table-cell>
          <table:table-cell table:style-name="Таблица2.B2" office:value-type="string">
            <text:p text:style-name="P10">500 000</text:p>
          </table:table-cell>
        </table:table-row>
        <table:table-row table:style-name="TableLine93992885421888">
          <table:table-cell table:style-name="Таблица2.A2" office:value-type="string">
            <text:p text:style-name="P45">Услуги связи, руб.</text:p>
          </table:table-cell>
          <table:table-cell table:style-name="Таблица2.B2" office:value-type="string">
            <text:p text:style-name="P10">150 000</text:p>
          </table:table-cell>
        </table:table-row>
        <table:table-row table:style-name="TableLine93992885422704">
          <table:table-cell table:style-name="Таблица2.A2" office:value-type="string">
            <text:p text:style-name="P45">Аренда помещения, руб.</text:p>
          </table:table-cell>
          <table:table-cell table:style-name="Таблица2.B2" office:value-type="string">
            <text:p text:style-name="P10">1 000 000</text:p>
          </table:table-cell>
        </table:table-row>
        <table:table-row table:style-name="TableLine93992885423520">
          <table:table-cell table:style-name="Таблица2.A2" office:value-type="string">
            <text:p text:style-name="P45">Прочие общехозяйственные расходы, руб.</text:p>
          </table:table-cell>
          <table:table-cell table:style-name="Таблица2.B2" office:value-type="string">
            <text:p text:style-name="P10">170 000</text:p>
          </table:table-cell>
        </table:table-row>
        <table:table-row table:style-name="TableLine93992885424368">
          <table:table-cell table:style-name="Таблица2.A2" office:value-type="string">
            <text:p text:style-name="P45">Затраты на рекламу, руб.</text:p>
          </table:table-cell>
          <table:table-cell table:style-name="Таблица2.B2" office:value-type="string">
            <text:p text:style-name="P10">160 000</text:p>
          </table:table-cell>
        </table:table-row>
        <table:table-row table:style-name="TableLine93992885425216">
          <table:table-cell table:style-name="Таблица2.A2" office:value-type="string">
            <text:p text:style-name="P45">Величина оборотных средств, руб.</text:p>
          </table:table-cell>
          <table:table-cell table:style-name="Таблица2.B2" office:value-type="string">
            <text:p text:style-name="P10">6 000 000</text:p>
          </table:table-cell>
        </table:table-row>
        <table:table-row table:style-name="TableLine93992885426064">
          <table:table-cell table:style-name="Таблица2.A2" office:value-type="string">
            <text:p text:style-name="P45">Цена товара 1, руб.</text:p>
          </table:table-cell>
          <table:table-cell table:style-name="Таблица2.B2" office:value-type="string">
            <text:p text:style-name="P10">1 000</text:p>
          </table:table-cell>
        </table:table-row>
        <table:table-row table:style-name="TableLine93992885426912">
          <table:table-cell table:style-name="Таблица2.A2" office:value-type="string">
            <text:p text:style-name="P45">Цена товара <text:span text:style-name="T61">2</text:span>, руб.</text:p>
          </table:table-cell>
          <table:table-cell table:style-name="Таблица2.B2" office:value-type="string">
            <text:p text:style-name="P10">600</text:p>
          </table:table-cell>
        </table:table-row>
        <table:table-row table:style-name="TableLine93992885427760">
          <table:table-cell table:style-name="Таблица2.A2" office:value-type="string">
            <text:p text:style-name="P45">Цена товара <text:span text:style-name="T61">3</text:span>, руб.</text:p>
          </table:table-cell>
          <table:table-cell table:style-name="Таблица2.B2" office:value-type="string">
            <text:p text:style-name="P10">800</text:p>
          </table:table-cell>
        </table:table-row>
        <table:table-row table:style-name="TableLine93992885428608">
          <table:table-cell table:style-name="Таблица2.A2" office:value-type="string">
            <text:p text:style-name="P45">Доход от использования оборудования в 1 год</text:p>
          </table:table-cell>
          <table:table-cell table:style-name="Таблица2.B2" office:value-type="string">
            <text:p text:style-name="P10">420 000</text:p>
          </table:table-cell>
        </table:table-row>
        <table:table-row table:style-name="TableLine93992885429456">
          <table:table-cell table:style-name="Таблица2.A2" office:value-type="string">
            <text:p text:style-name="P45">Доход от использования оборудования в <text:span text:style-name="T61">2</text:span> год</text:p>
          </table:table-cell>
          <table:table-cell table:style-name="Таблица2.B2" office:value-type="string">
            <text:p text:style-name="P10">400 000</text:p>
          </table:table-cell>
        </table:table-row>
        <table:table-row table:style-name="TableLine93992885430304">
          <table:table-cell table:style-name="Таблица2.A2" office:value-type="string">
            <text:p text:style-name="P45">Доход от использования оборудования в <text:span text:style-name="T61">3</text:span> год</text:p>
          </table:table-cell>
          <table:table-cell table:style-name="Таблица2.B2" office:value-type="string">
            <text:p text:style-name="P10">450 000</text:p>
          </table:table-cell>
        </table:table-row>
        <table:table-row table:style-name="TableLine93992885431152">
          <table:table-cell table:style-name="Таблица2.A2" office:value-type="string">
            <text:p text:style-name="P45"><text:span text:style-name="T61">С</text:span>тавка банковского процента</text:p>
          </table:table-cell>
          <table:table-cell table:style-name="Таблица2.B2" office:value-type="string">
            <text:p text:style-name="P10">22</text:p>
          </table:table-cell>
        </table:table-row>
        <table:table-row table:style-name="TableLine93992885432000">
          <table:table-cell table:style-name="Таблица2.A2" office:value-type="string">
            <text:p text:style-name="P45">Цена продажи оборудования</text:p>
          </table:table-cell>
          <table:table-cell table:style-name="Таблица2.B2" office:value-type="string">
            <text:p text:style-name="P10">1 500 000</text:p>
          </table:table-cell>
        </table:table-row>
      </table:table>
      <text:p text:style-name="P3"/>
      <text:p text:style-name="P4">Из предоставленных данных следует, что:</text:p>
      <text:list xml:id="list3264189377" text:style-name="L1">
        <text:list-item>
          <text:p text:style-name="P129">первоначальная стоимость оборудования — 1 900 000 руб.;</text:p>
        </text:list-item>
        <text:list-item>
          <text:p text:style-name="P129"><text:soft-page-break/>срок полезного использования оборудования — 10 лет;</text:p>
        </text:list-item>
        <text:list-item>
          <text:p text:style-name="P129">оклады АУП за год по предприятию — 1 200 000 руб.;</text:p>
        </text:list-item>
        <text:list-item>
          <text:p text:style-name="P129">расходы на содержание и эксплуатацию оборудования, услуги связи, аренду помещения и прочие общехозяйственные расходы за год по предприятию в целом:</text:p>
          <text:p text:style-name="P130">500 000 + 150 000 + 1 000 000 + 170 000 = 1 820 000 руб.;</text:p>
        </text:list-item>
        <text:list-item>
          <text:p text:style-name="P129">затраты на рекламу за год по предприятию в целом — 160 000 руб.;</text:p>
        </text:list-item>
        <text:list-item>
          <text:p text:style-name="P129">величина оборотных средств предприятия — 6 000 000 руб.</text:p>
        </text:list-item>
      </text:list>
      <text:p text:style-name="P3"/>
      <text:p text:style-name="P58"><text:span text:style-name="T64">Задание 1:</text:span><text:span text:style-name="T12"> Рассчитать величину амортизационных отчислений линейным способом. </text:span><text:span text:style-name="T1">Амортизация начисляется только на производственное оборудование, на арендованное помещение амортизация не начисляется.</text:span></text:p>
      <text:p text:style-name="P59"><text:span text:style-name="T1">Н</text:span><text:span text:style-name="T67">а</text:span><text:span text:style-name="T16"> = 1 / Т * 100% = 1 / 10 лет * 100% = 10%</text:span></text:p>
      <text:p text:style-name="P59"><text:span text:style-name="T16">А = С</text:span><text:span text:style-name="T67">перв</text:span><text:span text:style-name="T16"> * Н</text:span><text:span text:style-name="T67">а</text:span><text:span text:style-name="T16"> / 100 = 1 900 000 * 10 / 100 = 190 000 рублей</text:span></text:p>
      <text:p text:style-name="P60"/>
      <text:p text:style-name="P59"><text:span text:style-name="T17">Задание 2:</text:span><text:span text:style-name="T15"> Составить калькуляции себестоимости для каждой товара. </text:span><text:span text:style-name="T16">Общепроизводственные (цеховые) и общехозяйственные (заводские) расходы распределяются пропорционально основной заработной плате основных рабочих, внепроизводственные (коммерческие) расходы распределяются пропорционально заводской себестоимости.</text:span></text:p>
      <text:p text:style-name="P64">Алгоритм выполнения данного задания:</text:p>
      <text:list xml:id="list2513154642" text:style-name="WW8Num70">
        <text:list-header>
          <text:p text:style-name="P131"><text:span text:style-name="T94">1. </text:span>Определить прямые затраты на единицу каждого товара;</text:p>
        </text:list-header>
      </text:list>
      <text:p text:style-name="P65">Таблица 1 – Прямые затраты на единицу продукции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9">Статьи прямых затрат</text:p>
          </table:table-cell>
          <table:table-cell table:style-name="Таблица3.A1" office:value-type="string">
            <text:p text:style-name="P17">Товар 1</text:p>
          </table:table-cell>
          <table:table-cell table:style-name="Таблица3.A1" office:value-type="string">
            <text:p text:style-name="P17">Товар 2</text:p>
          </table:table-cell>
          <table:table-cell table:style-name="Таблица3.A1" office:value-type="string">
            <text:p text:style-name="P17">Товар 3</text:p>
          </table:table-cell>
        </table:table-row>
        <table:table-row table:style-name="Таблица3.1">
          <table:table-cell table:style-name="Таблица3.A1" office:value-type="string">
            <text:p text:style-name="P41">Материалы</text:p>
          </table:table-cell>
          <table:table-cell table:style-name="Таблица3.A1" office:value-type="string">
            <text:p text:style-name="P25">250</text:p>
          </table:table-cell>
          <table:table-cell table:style-name="Таблица3.A1" office:value-type="string">
            <text:p text:style-name="P25">250</text:p>
          </table:table-cell>
          <table:table-cell table:style-name="Таблица3.A1" office:value-type="string">
            <text:p text:style-name="P25">400</text:p>
          </table:table-cell>
        </table:table-row>
        <table:table-row table:style-name="Таблица3.1">
          <table:table-cell table:style-name="Таблица3.A1" office:value-type="string">
            <text:p text:style-name="P41">Сдельная ЗП</text:p>
          </table:table-cell>
          <table:table-cell table:style-name="Таблица3.A1" office:value-type="string">
            <text:p text:style-name="P25">110</text:p>
          </table:table-cell>
          <table:table-cell table:style-name="Таблица3.A1" office:value-type="string">
            <text:p text:style-name="P25">100</text:p>
          </table:table-cell>
          <table:table-cell table:style-name="Таблица3.A1" office:value-type="string">
            <text:p text:style-name="P25">80</text:p>
          </table:table-cell>
        </table:table-row>
        <table:table-row table:style-name="Таблица3.1">
          <table:table-cell table:style-name="Таблица3.A4" office:value-type="string">
            <text:p text:style-name="P42">Взносы на соц. Страхование</text:p>
          </table:table-cell>
          <table:table-cell table:style-name="Таблица3.A4" office:value-type="string">
            <text:p text:style-name="P24">33</text:p>
          </table:table-cell>
          <table:table-cell table:style-name="Таблица3.A4" office:value-type="string">
            <text:p text:style-name="P24">30</text:p>
          </table:table-cell>
          <table:table-cell table:style-name="Таблица3.A4" office:value-type="string">
            <text:p text:style-name="P24">24</text:p>
          </table:table-cell>
        </table:table-row>
        <table:table-row table:style-name="Таблица3.1">
          <table:table-cell table:style-name="Таблица3.A1" office:value-type="string">
            <text:p text:style-name="P39">Итого прямые затраты, руб.</text:p>
          </table:table-cell>
          <table:table-cell table:style-name="Таблица3.A1" office:value-type="string">
            <text:p text:style-name="P25">3<text:span text:style-name="T90">93</text:span></text:p>
          </table:table-cell>
          <table:table-cell table:style-name="Таблица3.A1" office:value-type="string">
            <text:p text:style-name="P25">3<text:span text:style-name="T90">80</text:span></text:p>
          </table:table-cell>
          <table:table-cell table:style-name="Таблица3.A1" office:value-type="string">
            <text:p text:style-name="P24">504</text:p>
          </table:table-cell>
        </table:table-row>
      </table:table>
      <text:p text:style-name="P67">2. Все косвенные затраты разделить на три группы: Общепроизводственные, общехозяйственные расходы, внепроизводственные расходы;</text:p>
      <text:p text:style-name="P65">Таблица 2 – Косвенные затраты предприятия за год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9">Статьи косвенных затрат</text:p>
          </table:table-cell>
          <table:table-cell table:style-name="Таблица4.A1" office:value-type="string">
            <text:p text:style-name="P67">Сумма за год, руб.</text:p>
          </table:table-cell>
          <table:table-cell table:style-name="Таблица4.A1" office:value-type="string">
            <text:p text:style-name="P67">Вид косвенных затрат</text:p>
          </table:table-cell>
        </table:table-row>
        <table:table-row table:style-name="Таблица4.2">
          <table:table-cell table:style-name="Таблица4.A1" office:value-type="string">
            <text:p text:style-name="P39">Амортизационные отчисления</text:p>
          </table:table-cell>
          <table:table-cell table:style-name="Таблица4.A1" office:value-type="string">
            <text:p text:style-name="P25">190 000</text:p>
          </table:table-cell>
          <table:table-cell table:style-name="Таблица4.A1" office:value-type="string">
            <text:p text:style-name="P16"><text:span text:style-name="T101">О</text:span>бщепроизводственные расходы</text:p>
          </table:table-cell>
        </table:table-row>
        <text:soft-page-break/>
        <table:table-row table:style-name="Таблица4.3">
          <table:table-cell table:style-name="Таблица4.A1" office:value-type="string">
            <text:p text:style-name="P39">Оклады АУП предприятия</text:p>
          </table:table-cell>
          <table:table-cell table:style-name="Таблица4.A1" office:value-type="string">
            <text:p text:style-name="P25">1 200 000</text:p>
          </table:table-cell>
          <table:table-cell table:style-name="Таблица4.A1" office:value-type="string">
            <text:p text:style-name="P144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39">Взносы на соц. Страхование</text:p>
          </table:table-cell>
          <table:table-cell table:style-name="Таблица4.A1" office:value-type="string">
            <text:p text:style-name="P25">360 000</text:p>
          </table:table-cell>
          <table:table-cell table:style-name="Таблица4.A1" office:value-type="string">
            <text:p text:style-name="P144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47"><text:span text:style-name="T65">Р</text:span>асходы на содержание и эксплуатацию оборудования</text:p>
          </table:table-cell>
          <table:table-cell table:style-name="Таблица4.A1" office:value-type="string">
            <text:p text:style-name="P21">500 000</text:p>
          </table:table-cell>
          <table:table-cell table:style-name="Таблица4.A1" office:value-type="string">
            <text:p text:style-name="P144"><text:span text:style-name="T100">О</text:span>бщепроизвод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43">Услуги связи</text:p>
          </table:table-cell>
          <table:table-cell table:style-name="Таблица4.A1" office:value-type="string">
            <text:p text:style-name="P21">150 000</text:p>
          </table:table-cell>
          <table:table-cell table:style-name="Таблица4.A1" office:value-type="string">
            <text:p text:style-name="P19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43">Аренда помещения</text:p>
          </table:table-cell>
          <table:table-cell table:style-name="Таблица4.A1" office:value-type="string">
            <text:p text:style-name="P21">1 000 000</text:p>
          </table:table-cell>
          <table:table-cell table:style-name="Таблица4.A1" office:value-type="string">
            <text:p text:style-name="P19">Общехозяйственные расходы</text:p>
          </table:table-cell>
        </table:table-row>
        <table:table-row table:style-name="Таблица4.3">
          <table:table-cell table:style-name="Таблица4.A8" office:value-type="string">
            <text:p text:style-name="P43">Прочие общехозяйственные расходы</text:p>
          </table:table-cell>
          <table:table-cell table:style-name="Таблица4.A8" office:value-type="string">
            <text:p text:style-name="P21">170 000</text:p>
          </table:table-cell>
          <table:table-cell table:style-name="Таблица4.A8" office:value-type="string">
            <text:p text:style-name="P19">Общехозяйственные расходы</text:p>
          </table:table-cell>
        </table:table-row>
        <table:table-row table:style-name="Таблица4.3">
          <table:table-cell table:style-name="Таблица4.A8" office:value-type="string">
            <text:p text:style-name="P43">Затраты на рекламу</text:p>
          </table:table-cell>
          <table:table-cell table:style-name="Таблица4.A8" office:value-type="string">
            <text:p text:style-name="P21">160 000</text:p>
          </table:table-cell>
          <table:table-cell table:style-name="Таблица4.A8" office:value-type="string">
            <text:p text:style-name="P20"><text:span text:style-name="T90">В</text:span>непроизводственные расходы</text:p>
          </table:table-cell>
        </table:table-row>
        <table:table-row table:style-name="Таблица4.10">
          <table:table-cell table:style-name="Таблица4.A1" office:value-type="string">
            <text:p text:style-name="P39">Итого косвенные затраты</text:p>
          </table:table-cell>
          <table:table-cell table:style-name="Таблица4.A1" office:value-type="string">
            <text:p text:style-name="P24">3 730 000</text:p>
          </table:table-cell>
          <table:table-cell table:style-name="Таблица4.A1" office:value-type="string">
            <text:p text:style-name="P17">–</text:p>
          </table:table-cell>
        </table:table-row>
      </table:table>
      <text:p text:style-name="P67"/>
      <text:p text:style-name="P63">После составления данной таблицы нужно рассчитать годовую сумму общепроизводственных, общехозяйственных и внепроизводственных расходов в целом по предприятию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3992885507712">
          <table:table-cell table:style-name="Таблица1.A1" office:value-type="string">
            <text:p text:style-name="P11">Вид косвенных затрат</text:p>
          </table:table-cell>
          <table:table-cell table:style-name="Таблица1.B1" office:value-type="string">
            <text:p text:style-name="P104">Сумма за год, руб.</text:p>
          </table:table-cell>
        </table:table-row>
        <table:table-row table:style-name="TableLine93992885551520">
          <table:table-cell table:style-name="Таблица1.A2" office:value-type="string">
            <text:p text:style-name="P26"><text:span text:style-name="T101">О</text:span>бщепроизводственные расходы</text:p>
          </table:table-cell>
          <table:table-cell table:style-name="Таблица1.B2" office:value-type="string">
            <text:p text:style-name="P11"><text:span text:style-name="T101">690</text:span> 000</text:p>
          </table:table-cell>
        </table:table-row>
        <table:table-row table:style-name="TableLine93992885552400">
          <table:table-cell table:style-name="Таблица1.A2" office:value-type="string">
            <text:p text:style-name="P27">Общехозяйственные расходы</text:p>
          </table:table-cell>
          <table:table-cell table:style-name="Таблица1.B2" office:value-type="string">
            <text:p text:style-name="P11"><text:span text:style-name="T101">2 880</text:span> 000</text:p>
          </table:table-cell>
        </table:table-row>
        <table:table-row table:style-name="TableLine93992885552784">
          <table:table-cell table:style-name="Таблица1.A2" office:value-type="string">
            <text:p text:style-name="P27"><text:span text:style-name="T90">В</text:span>непроизводственные расходы</text:p>
          </table:table-cell>
          <table:table-cell table:style-name="Таблица1.B2" office:value-type="string">
            <text:p text:style-name="P11">160 000</text:p>
          </table:table-cell>
        </table:table-row>
        <table:table-row table:style-name="TableLine93992885553392">
          <table:table-cell table:style-name="Таблица1.A2" office:value-type="string">
            <text:p text:style-name="P48">Итого косвенные затраты</text:p>
          </table:table-cell>
          <table:table-cell table:style-name="Таблица1.B2" office:value-type="string">
            <text:p text:style-name="P11">3 730 000</text:p>
          </table:table-cell>
        </table:table-row>
      </table:table>
      <text:p text:style-name="P63"/>
      <text:p text:style-name="P77">3. Для каждого вида косвенных затрат рассчитать коэффициент косвенных затрат с учетом указанного способа распределения (показать все расчеты);</text:p>
      <text:p text:style-name="P82">В формулах вычисления данных коэффициентов применяются суммы основных заработных плат основных работников в цехе, <text:s/>суммы основных заработных плат основных работников на заводе, <text:s/>суммы основных заработных плат основных работников на предприятии. Следовательно данные показатели необходимо вычислить:</text:p>
      <text:p text:style-name="P82">Для вычисления суммы основных заработных плат основных работников в цехе необходимо сложить произведения количества реализованных товаров со сдельной заработной платов соответствующего товара:</text:p>
      <text:p text:style-name="P84"/>
      <text:p text:style-name="P85"><text:span text:style-name="T18">S</text:span><text:span text:style-name="T68">осн. з. п. основ. рабоч в цехе </text:span><text:span text:style-name="T18">= </text:span><text:span text:style-name="T29">Σ</text:span><text:span text:style-name="T32">(С</text:span><text:span text:style-name="T74">осн. з. п. основ. рабоч в цехе </text:span><text:span text:style-name="T75">на товар </text:span><text:span text:style-name="T33">*</text:span><text:span text:style-name="T34">V</text:span><text:span text:style-name="T76">производства товара</text:span><text:span text:style-name="T32">)</text:span></text:p>
      <text:p text:style-name="P84"><text:span text:style-name="T18">S</text:span><text:span text:style-name="T68">осн. з. п. основ. рабоч в цехе </text:span><text:span text:style-name="T18">= 5500*110 + 3000*100 + 5000*80 = 1 305 000</text:span></text:p>
      <text:p text:style-name="P105"/>
      <text:p text:style-name="P86"><text:span text:style-name="T18">S</text:span><text:span text:style-name="T68">осн. з. п. основ. рабоч на заводе </text:span><text:span text:style-name="T18">= S</text:span><text:span text:style-name="T68">осн. з. п. основ. рабоч в цехе <text:s/></text:span><text:span text:style-name="T37">+ </text:span><text:span text:style-name="T18">S</text:span><text:span text:style-name="T78">окладов АУП</text:span></text:p>
      <text:p text:style-name="P84"><text:span text:style-name="T18">S</text:span><text:span text:style-name="T68">осн. з. п. основ. рабоч на заводе </text:span><text:span text:style-name="T18">= </text:span><text:span text:style-name="T19">1 200 000 + 1 305 000 </text:span><text:span text:style-name="T18">= </text:span><text:span text:style-name="T19">2</text:span><text:span text:style-name="T18"> </text:span><text:span text:style-name="T19">5</text:span><text:span text:style-name="T18">05 000</text:span></text:p>
      <text:p text:style-name="P77"/>
      <text:p text:style-name="P87">Далее, становится возможным вычислить требуемые коэффициенты:</text:p>
      <text:p text:style-name="P77"/>
      <text:p text:style-name="P82">K<text:span text:style-name="T66">общепр. </text:span><text:span text:style-name="T68">р</text:span><text:span text:style-name="T66">асходов</text:span><text:span text:style-name="T14"> = S</text:span><text:span text:style-name="T66">общепр. </text:span><text:span text:style-name="T68">р</text:span><text:span text:style-name="T66">асходов</text:span><text:span text:style-name="T14"> / S</text:span><text:span text:style-name="T66">осн. з. п. основ. рабоч в цехе </text:span><text:span text:style-name="T18">= </text:span><text:span text:style-name="T45">690</text:span><text:span text:style-name="T18"> 000 / 1 305 000 = </text:span><text:span text:style-name="T45">0,53</text:span></text:p>
      <text:p text:style-name="P83"><text:span text:style-name="T18">K</text:span><text:span text:style-name="T68">общехоз. расходов</text:span><text:span text:style-name="T18"> = S</text:span><text:span text:style-name="T68">общехоз. расходов</text:span><text:span text:style-name="T18"> / S</text:span><text:span text:style-name="T68">осн. з. п. основ. рабоч на заводе </text:span><text:span text:style-name="T18">= </text:span><text:span text:style-name="T45">2 880</text:span><text:span text:style-name="T19"> 000 / 2 505 000 = </text:span><text:span text:style-name="T45">1,15</text:span></text:p>
      <text:p text:style-name="P84"><text:span text:style-name="T18">K</text:span><text:span text:style-name="T69">РСЭО</text:span><text:span text:style-name="T18"> = S</text:span><text:span text:style-name="T69">РСЭО цеха</text:span><text:span text:style-name="T18"> / S</text:span><text:span text:style-name="T68">осн. з. п. основ. рабоч на заводе </text:span><text:span text:style-name="T18">= </text:span><text:span text:style-name="T19">500 000 / 2 505 000 = 0,2</text:span></text:p>
      <text:p text:style-name="P77"/>
      <text:p text:style-name="P77">4. Рассчитать величину общепроизводственных и общехозяйственных расходов, внепроизводственных расходов на единицу каждого товара;</text:p>
      <text:p text:style-name="P78"/>
      <text:p text:style-name="P89"><text:soft-page-break/>Помимо величин <text:s/>общепроизводственных, общехозяйственных расходов и <text:s/>внепроизводственных расходов, потребуеются коэффициенты затрат на каждый вид товара. Вычисление <text:span text:style-name="T92">будут проводиться по формулам</text:span>:</text:p>
      <text:p text:style-name="P137"/>
      <text:p text:style-name="P138"><text:span text:style-name="T18">К</text:span><text:span text:style-name="T68">общепр расходов</text:span><text:span text:style-name="T18"> = S</text:span><text:span text:style-name="T68">общепр. Расходов</text:span><text:span text:style-name="T18"> / S</text:span><text:span text:style-name="T68">осн. з. п. основ. рабоч в цехе</text:span></text:p>
      <text:p text:style-name="P138"><text:span text:style-name="T18">К</text:span><text:span text:style-name="T68">обще</text:span><text:span text:style-name="T87">хоз</text:span><text:span text:style-name="T68"> расходов</text:span><text:span text:style-name="T18"> = S</text:span><text:span text:style-name="T68">обще</text:span><text:span text:style-name="T87">хоз</text:span><text:span text:style-name="T68">. Расходов</text:span><text:span text:style-name="T18"> / S</text:span><text:span text:style-name="T68">осн. з. п. основ. рабоч в цехе</text:span></text:p>
      <text:p text:style-name="P138"><text:span text:style-name="T18">К</text:span><text:span text:style-name="T87">вне</text:span><text:span text:style-name="T68">пр расходов</text:span><text:span text:style-name="T18"> = S</text:span><text:span text:style-name="T87">вне</text:span><text:span text:style-name="T68">пр. Расходов</text:span><text:span text:style-name="T18"> / S</text:span><text:span text:style-name="T68">осн. з. п. основ. рабоч в цехе</text:span></text:p>
      <text:p text:style-name="P138"><text:span text:style-name="T68"/></text:p>
      <text:p text:style-name="P135"><text:span text:style-name="T18">S</text:span><text:span text:style-name="T68">общепр. Расходов </text:span><text:span text:style-name="T70">на </text:span><text:span text:style-name="T71">единицу товара </text:span><text:span text:style-name="T24">= </text:span><text:span text:style-name="T28">С</text:span><text:span text:style-name="T87">сдельная зп на товар</text:span><text:span text:style-name="T71"> </text:span><text:span text:style-name="T25">* </text:span><text:span text:style-name="T18">К</text:span><text:span text:style-name="T68">общепр расходов</text:span></text:p>
      <text:p text:style-name="P135"><text:span text:style-name="T18">S</text:span><text:span text:style-name="T68">обще</text:span><text:span text:style-name="T87">хоз</text:span><text:span text:style-name="T68">. Расходов </text:span><text:span text:style-name="T70">на </text:span><text:span text:style-name="T71">единицу товара </text:span><text:span text:style-name="T24">= </text:span><text:span text:style-name="T28">С</text:span><text:span text:style-name="T87">сдельная зп на товар</text:span><text:span text:style-name="T71"> </text:span><text:span text:style-name="T25">* </text:span><text:span text:style-name="T18">К</text:span><text:span text:style-name="T68">обще</text:span><text:span text:style-name="T87">хоз</text:span><text:span text:style-name="T68"> расходов</text:span></text:p>
      <text:p text:style-name="P135"><text:span text:style-name="T18">S</text:span><text:span text:style-name="T87">вне</text:span><text:span text:style-name="T68">пр. Расходов </text:span><text:span text:style-name="T70">на </text:span><text:span text:style-name="T71">единицу товара </text:span><text:span text:style-name="T24">= </text:span><text:span text:style-name="T28">С</text:span><text:span text:style-name="T87">сдельная зп на товар</text:span><text:span text:style-name="T71"> </text:span><text:span text:style-name="T25">* </text:span><text:span text:style-name="T18">К</text:span><text:span text:style-name="T87">вне</text:span><text:span text:style-name="T68">пр расходов</text:span></text:p>
      <text:p text:style-name="P78"/>
      <text:p text:style-name="P106">Однако, <text:span text:style-name="T103">для сохранения точности </text:span>коэффициент<text:span text:style-name="T103">ы</text:span> <text:span text:style-name="T103">расходом</text:span> можно <text:span text:style-name="T103">встроить в формулы расходов на единицу товара</text:span>:</text:p>
      <text:p text:style-name="P106"/>
      <text:p text:style-name="P136"><text:span text:style-name="T18">S</text:span><text:span text:style-name="T68">общепр. Расходов </text:span><text:span text:style-name="T70">на </text:span><text:span text:style-name="T71">единицу товара </text:span><text:span text:style-name="T24">= </text:span><text:span text:style-name="T28">(</text:span><text:span text:style-name="T18">S</text:span><text:span text:style-name="T68">общепр. Расходов</text:span><text:span text:style-name="T18"> * </text:span><text:span text:style-name="T28">С</text:span><text:span text:style-name="T87">сдельная зп на товар</text:span><text:span text:style-name="T28">) / </text:span><text:span text:style-name="T18">S</text:span><text:span text:style-name="T68">осн. з. п. основ. рабоч в цехе</text:span></text:p>
      <text:p text:style-name="P136"><text:span text:style-name="T26">S</text:span><text:span text:style-name="T72">обще</text:span><text:span text:style-name="T71">хоз</text:span><text:span text:style-name="T72">. </text:span><text:span text:style-name="T68">Р</text:span><text:span text:style-name="T72">асходов </text:span><text:span text:style-name="T70">на </text:span><text:span text:style-name="T71">единицу товара </text:span><text:span text:style-name="T24">= </text:span><text:span text:style-name="T28">(</text:span><text:span text:style-name="T26">S</text:span><text:span text:style-name="T72">обще</text:span><text:span text:style-name="T71">хоз</text:span><text:span text:style-name="T72">. </text:span><text:span text:style-name="T68">Р</text:span><text:span text:style-name="T72">асходов</text:span><text:span text:style-name="T26"> * </text:span><text:span text:style-name="T28">С</text:span><text:span text:style-name="T87">сдельная зп на товар</text:span><text:span text:style-name="T71"> </text:span><text:span text:style-name="T28">)</text:span><text:span text:style-name="T24"> / </text:span><text:span text:style-name="T18">S</text:span><text:span text:style-name="T68">осн. з. п. основ. рабоч в цехе</text:span></text:p>
      <text:p text:style-name="P136"><text:span text:style-name="T26">S</text:span><text:span text:style-name="T72">внепроизв. </text:span><text:span text:style-name="T68">Р</text:span><text:span text:style-name="T72">асходов </text:span><text:span text:style-name="T70">на </text:span><text:span text:style-name="T71">единицу товара </text:span><text:span text:style-name="T24">= </text:span><text:span text:style-name="T28">(</text:span><text:span text:style-name="T26">S</text:span><text:span text:style-name="T72">внепроизв. </text:span><text:span text:style-name="T68">Р</text:span><text:span text:style-name="T72">асходов</text:span><text:span text:style-name="T26"> * </text:span><text:span text:style-name="T28">С</text:span><text:span text:style-name="T87">сдельная зп на товар</text:span><text:span text:style-name="T28">)</text:span><text:span text:style-name="T24"> / </text:span><text:span text:style-name="T18">S</text:span><text:span text:style-name="T68">осн. з. п. основ. рабоч в цехе</text:span></text:p>
      <text:p text:style-name="P107"/>
      <text:p text:style-name="P108">Необходимые формулы получены, теперь следует провести вычисления.</text:p>
      <text:p text:style-name="P89"><text:span text:style-name="T93">Вычисление</text:span> общепроизводственных расходов:</text:p>
      <text:p text:style-name="P79"/>
      <text:p text:style-name="P86"><text:span text:style-name="T25">S</text:span><text:span text:style-name="T71">общепр. </text:span><text:span text:style-name="T68">Р</text:span><text:span text:style-name="T71">асходов </text:span><text:span text:style-name="T70">на </text:span><text:span text:style-name="T71">единицу товара 1</text:span><text:span text:style-name="T25"> </text:span><text:span text:style-name="T24">= </text:span><text:span text:style-name="T28">(</text:span><text:span text:style-name="T45">690</text:span><text:span text:style-name="T25"> 000 * </text:span><text:span text:style-name="T37">110</text:span><text:span text:style-name="T28">)</text:span><text:span text:style-name="T25"> / </text:span><text:span text:style-name="T18">1 305 000</text:span><text:span text:style-name="T25">= </text:span><text:span text:style-name="T45">58,16</text:span><text:span text:style-name="T25"> руб</text:span></text:p>
      <text:p text:style-name="P86"><text:span text:style-name="T25">S</text:span><text:span text:style-name="T71">общепр. </text:span><text:span text:style-name="T68">Р</text:span><text:span text:style-name="T71">асходов </text:span><text:span text:style-name="T70">на </text:span><text:span text:style-name="T71">единицу товара 2</text:span><text:span text:style-name="T25"> </text:span><text:span text:style-name="T24">= </text:span><text:span text:style-name="T28">(</text:span><text:span text:style-name="T45">69</text:span><text:span text:style-name="T25">0 000 * </text:span><text:span text:style-name="T37">100</text:span><text:span text:style-name="T28">)</text:span><text:span text:style-name="T25"> / </text:span><text:span text:style-name="T18">1 305 000</text:span><text:span text:style-name="T25"> = </text:span><text:span text:style-name="T45">52,87</text:span><text:span text:style-name="T25"> руб</text:span></text:p>
      <text:p text:style-name="P86"><text:span text:style-name="T25">S</text:span><text:span text:style-name="T71">общепр. </text:span><text:span text:style-name="T68">Р</text:span><text:span text:style-name="T71">асходов </text:span><text:span text:style-name="T70">на </text:span><text:span text:style-name="T71">единицу товара 3</text:span><text:span text:style-name="T25"> </text:span><text:span text:style-name="T24">= </text:span><text:span text:style-name="T28">(</text:span><text:span text:style-name="T45">69</text:span><text:span text:style-name="T25">0 000 * </text:span><text:span text:style-name="T37">80</text:span><text:span text:style-name="T28">)</text:span><text:span text:style-name="T25"> / </text:span><text:span text:style-name="T18">1 305 000</text:span><text:span text:style-name="T25"> = </text:span><text:span text:style-name="T45">42,30</text:span><text:span text:style-name="T25"> руб</text:span></text:p>
      <text:p text:style-name="P80"/>
      <text:p text:style-name="P90"><text:span text:style-name="T93">Вычисление</text:span> общехозяйственных расходов:</text:p>
      <text:p text:style-name="P80"/>
      <text:p text:style-name="P86"><text:span text:style-name="T25">S</text:span><text:span text:style-name="T71">общехоз. </text:span><text:span text:style-name="T68">Р</text:span><text:span text:style-name="T71">асходов </text:span><text:span text:style-name="T70">на </text:span><text:span text:style-name="T71">единицу товара 1</text:span><text:span text:style-name="T25"> </text:span><text:span text:style-name="T24">= </text:span><text:span text:style-name="T28">(</text:span><text:span text:style-name="T45">2 88</text:span><text:span text:style-name="T19">0 000</text:span><text:span text:style-name="T25"> * </text:span><text:span text:style-name="T37">110</text:span><text:span text:style-name="T28">)</text:span><text:span text:style-name="T25"> / </text:span><text:span text:style-name="T18">1 305 000</text:span><text:span text:style-name="T25"> = </text:span><text:span text:style-name="T45">242,76</text:span><text:span text:style-name="T25"> руб</text:span></text:p>
      <text:p text:style-name="P134"><text:span text:style-name="T25">S</text:span><text:span text:style-name="T71">общехоз. </text:span><text:span text:style-name="T68">Р</text:span><text:span text:style-name="T71">асходов </text:span><text:span text:style-name="T70">на </text:span><text:span text:style-name="T71">единицу товара 2</text:span><text:span text:style-name="T25"> </text:span><text:span text:style-name="T24">= </text:span><text:span text:style-name="T28">(</text:span><text:span text:style-name="T45">2 88</text:span><text:span text:style-name="T19">0 000</text:span><text:span text:style-name="T25"> * </text:span><text:span text:style-name="T37">100</text:span><text:span text:style-name="T28">)</text:span><text:span text:style-name="T25"> / </text:span><text:span text:style-name="T18">1 305 000</text:span><text:span text:style-name="T25"> = </text:span><text:span text:style-name="T45">220,69</text:span><text:span text:style-name="T25"> руб</text:span></text:p>
      <text:p text:style-name="P134"><text:span text:style-name="T25">S</text:span><text:span text:style-name="T71">общехоз. </text:span><text:span text:style-name="T68">Р</text:span><text:span text:style-name="T71">асходов </text:span><text:span text:style-name="T70">на </text:span><text:span text:style-name="T71">единицу товара 3</text:span><text:span text:style-name="T25"> </text:span><text:span text:style-name="T24">= </text:span><text:span text:style-name="T28">(</text:span><text:span text:style-name="T45">2 88</text:span><text:span text:style-name="T19">0 000</text:span><text:span text:style-name="T25">* </text:span><text:span text:style-name="T37">80</text:span><text:span text:style-name="T28">)</text:span><text:span text:style-name="T25"> / </text:span><text:span text:style-name="T18">1 305 000</text:span><text:span text:style-name="T25"> = </text:span><text:span text:style-name="T45">176,55</text:span><text:span text:style-name="T37"> </text:span><text:span text:style-name="T25">руб</text:span></text:p>
      <text:p text:style-name="P80"/>
      <text:p text:style-name="P90"><text:span text:style-name="T93">Вычисление</text:span> <text:span text:style-name="T91">внепроизводственных</text:span> расходов:</text:p>
      <text:p text:style-name="P80"/>
      <text:p text:style-name="P86"><text:span text:style-name="T25">S</text:span><text:span text:style-name="T71">общехоз. </text:span><text:span text:style-name="T68">Р</text:span><text:span text:style-name="T71">асходов </text:span><text:span text:style-name="T70">на </text:span><text:span text:style-name="T71">единицу товара 1</text:span><text:span text:style-name="T25"> </text:span><text:span text:style-name="T24">= </text:span><text:span text:style-name="T28">(</text:span><text:span text:style-name="T27">160 000</text:span><text:span text:style-name="T25"> * </text:span><text:span text:style-name="T37">110</text:span><text:span text:style-name="T28">)</text:span><text:span text:style-name="T25"> / </text:span><text:span text:style-name="T18">1 305 000</text:span><text:span text:style-name="T25"> = </text:span><text:span text:style-name="T37">13,49</text:span><text:span text:style-name="T25"> руб</text:span></text:p>
      <text:p text:style-name="P86"><text:span text:style-name="T25">S</text:span><text:span text:style-name="T71">общехоз. </text:span><text:span text:style-name="T68">Р</text:span><text:span text:style-name="T71">асходов </text:span><text:span text:style-name="T70">на </text:span><text:span text:style-name="T71">единицу товара 2</text:span><text:span text:style-name="T25"> </text:span><text:span text:style-name="T24">= </text:span><text:span text:style-name="T28">(</text:span><text:span text:style-name="T27">160 000</text:span><text:span text:style-name="T25"> * </text:span><text:span text:style-name="T37">100</text:span><text:span text:style-name="T28">)</text:span><text:span text:style-name="T25"> / </text:span><text:span text:style-name="T18">1 305 000</text:span><text:span text:style-name="T25"> = </text:span><text:span text:style-name="T37">12,26</text:span><text:span text:style-name="T25"> руб</text:span></text:p>
      <text:p text:style-name="P86"><text:span text:style-name="T25">S</text:span><text:span text:style-name="T71">общехоз. </text:span><text:span text:style-name="T68">Р</text:span><text:span text:style-name="T71">асходов </text:span><text:span text:style-name="T70">на </text:span><text:span text:style-name="T71">единицу товара 3</text:span><text:span text:style-name="T25"> </text:span><text:span text:style-name="T24">= </text:span><text:span text:style-name="T28">(</text:span><text:span text:style-name="T27">160 000 </text:span><text:span text:style-name="T25">* </text:span><text:span text:style-name="T37">80</text:span><text:span text:style-name="T28">)</text:span><text:span text:style-name="T25"> / </text:span><text:span text:style-name="T18">1 305 000</text:span><text:span text:style-name="T25"> = </text:span><text:span text:style-name="T37">9,81</text:span><text:span text:style-name="T25"> руб</text:span></text:p>
      <text:p text:style-name="P77"/>
      <text:p text:style-name="P77">5. Рассчитать полную себестоимость единицы продукции, составить три калькуляции. </text:p>
      <text:p text:style-name="P77">Таблица 3 – Калькуляция себестоимости единицы продукции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row table:style-name="Таблица5.1">
          <table:table-cell table:style-name="Таблица5.A1" office:value-type="string">
            <text:p text:style-name="P40">Статьи затрат, руб.</text:p>
          </table:table-cell>
          <table:table-cell table:style-name="Таблица5.A1" office:value-type="string">
            <text:p text:style-name="P18">Товар 1</text:p>
          </table:table-cell>
          <table:table-cell table:style-name="Таблица5.A1" office:value-type="string">
            <text:p text:style-name="P18">Товар 2</text:p>
          </table:table-cell>
          <table:table-cell table:style-name="Таблица5.A1" office:value-type="string">
            <text:p text:style-name="P18">Товар 3</text:p>
          </table:table-cell>
        </table:table-row>
        <table:table-row table:style-name="Таблица5.2">
          <table:table-cell table:style-name="Таблица5.A1" office:value-type="string">
            <text:p text:style-name="P40">Материалы</text:p>
          </table:table-cell>
          <table:table-cell table:style-name="Таблица5.A1" office:value-type="string">
            <text:p text:style-name="P22">250</text:p>
          </table:table-cell>
          <table:table-cell table:style-name="Таблица5.A1" office:value-type="string">
            <text:p text:style-name="P22">250</text:p>
          </table:table-cell>
          <table:table-cell table:style-name="Таблица5.A1" office:value-type="string">
            <text:p text:style-name="P22">400</text:p>
          </table:table-cell>
        </table:table-row>
        <table:table-row table:style-name="Таблица5.3">
          <table:table-cell table:style-name="Таблица5.A1" office:value-type="string">
            <text:p text:style-name="P40">Основная заработная плата основных рабочих</text:p>
          </table:table-cell>
          <table:table-cell table:style-name="Таблица5.A1" office:value-type="string">
            <text:p text:style-name="P22">110</text:p>
          </table:table-cell>
          <table:table-cell table:style-name="Таблица5.A1" office:value-type="string">
            <text:p text:style-name="P22">100</text:p>
          </table:table-cell>
          <table:table-cell table:style-name="Таблица5.A1" office:value-type="string">
            <text:p text:style-name="P22">80</text:p>
          </table:table-cell>
        </table:table-row>
        <table:table-row table:style-name="Таблица5.3">
          <table:table-cell table:style-name="Таблица5.A4" office:value-type="string">
            <text:p text:style-name="P42">Взносы на соц. Страхование</text:p>
          </table:table-cell>
          <table:table-cell table:style-name="Таблица5.A4" office:value-type="string">
            <text:p text:style-name="P24">33</text:p>
          </table:table-cell>
          <table:table-cell table:style-name="Таблица5.A4" office:value-type="string">
            <text:p text:style-name="P24">30</text:p>
          </table:table-cell>
          <table:table-cell table:style-name="Таблица5.A4" office:value-type="string">
            <text:p text:style-name="P24">24</text:p>
          </table:table-cell>
        </table:table-row>
        <table:table-row table:style-name="Таблица5.5">
          <table:table-cell table:style-name="Таблица5.A1" office:value-type="string">
            <text:p text:style-name="P44">Общепроизводственные расходы</text:p>
          </table:table-cell>
          <table:table-cell table:style-name="Таблица5.A1" office:value-type="string">
            <text:p text:style-name="P148">58,16</text:p>
          </table:table-cell>
          <table:table-cell table:style-name="Таблица5.A1" office:value-type="string">
            <text:p text:style-name="P147"><text:span text:style-name="T45">52,87</text:span></text:p>
          </table:table-cell>
          <table:table-cell table:style-name="Таблица5.A1" office:value-type="string">
            <text:p text:style-name="P149"><text:span text:style-name="T101">42,30</text:span></text:p>
          </table:table-cell>
        </table:table-row>
        <table:table-row table:style-name="Таблица5.6">
          <table:table-cell table:style-name="Таблица5.A1" office:value-type="string">
            <text:p text:style-name="P44">Общехозяйственные расходы</text:p>
          </table:table-cell>
          <table:table-cell table:style-name="Таблица5.A1" office:value-type="string">
            <text:p text:style-name="P149"><text:span text:style-name="T101">242,76</text:span></text:p>
          </table:table-cell>
          <table:table-cell table:style-name="Таблица5.A1" office:value-type="string">
            <text:p text:style-name="P149"><text:span text:style-name="T101">220,69</text:span></text:p>
          </table:table-cell>
          <table:table-cell table:style-name="Таблица5.A1" office:value-type="string">
            <text:p text:style-name="P149"><text:span text:style-name="T101">176,55</text:span></text:p>
          </table:table-cell>
        </table:table-row>
        <table:table-row table:style-name="Таблица5.7">
          <table:table-cell table:style-name="Таблица5.A1" office:value-type="string">
            <text:p text:style-name="P40">Внепроизводственные расходы</text:p>
          </table:table-cell>
          <table:table-cell table:style-name="Таблица5.A1" office:value-type="string">
            <text:p text:style-name="P28">13,49</text:p>
          </table:table-cell>
          <table:table-cell table:style-name="Таблица5.A1" office:value-type="string">
            <text:p text:style-name="P149"><text:span text:style-name="T93">12,26</text:span></text:p>
          </table:table-cell>
          <table:table-cell table:style-name="Таблица5.A1" office:value-type="string">
            <text:p text:style-name="P28">9,81</text:p>
          </table:table-cell>
        </table:table-row>
        <table:table-row table:style-name="Таблица5.8">
          <table:table-cell table:style-name="Таблица5.A1" office:value-type="string">
            <text:p text:style-name="P40">Полная себестоимость единицы продукции </text:p>
          </table:table-cell>
          <table:table-cell table:style-name="Таблица5.A1" office:value-type="string">
            <text:p text:style-name="P146">707,41</text:p>
          </table:table-cell>
          <table:table-cell table:style-name="Таблица5.A1" office:value-type="string">
            <text:p text:style-name="P146">665,82</text:p>
          </table:table-cell>
          <table:table-cell table:style-name="Таблица5.A1" office:value-type="string">
            <text:p text:style-name="P23">7<text:span text:style-name="T102">32,66</text:span></text:p>
          </table:table-cell>
        </table:table-row>
      </table:table>
      <text:p text:style-name="P68"/>
      <text:p text:style-name="P66"><text:soft-page-break/><text:span text:style-name="T53">Задание 3: </text:span><text:span text:style-name="T54">Рассчитать рентабельность продаж, рентабельность затрат, рентабельность основного капитала, рентабельность оборотного капитала (по годовым показателям</text:span><text:span text:style-name="T55">).</text:span></text:p>
      <text:p text:style-name="P68">Алгоритм выполнения данного задания:</text:p>
      <text:list xml:id="list142545713856206" text:continue-numbering="true" text:style-name="WW8Num70">
        <text:list-item>
          <text:p text:style-name="P150">рассчитать годовую выручку предприятия;</text:p>
        </text:list-item>
      </text:list>
      <text:p text:style-name="P110"/>
      <text:p text:style-name="P114">V<text:span text:style-name="T66">р</text:span><text:span text:style-name="T14">=5500*</text:span><text:span text:style-name="T39">1000</text:span><text:span text:style-name="T14"> + 3000*</text:span><text:span text:style-name="T39">600</text:span><text:span text:style-name="T14">+ 5000*</text:span><text:span text:style-name="T39">800</text:span><text:span text:style-name="T14"> = </text:span><text:span text:style-name="T39">11 300 000</text:span></text:p>
      <text:p text:style-name="P110"/>
      <text:list xml:id="list142546214187711" text:continue-numbering="true" text:style-name="WW8Num70">
        <text:list-item>
          <text:p text:style-name="P151">рассчитать полную себестоимость за год; </text:p>
          <text:p text:style-name="P158"/>
          <text:p text:style-name="P159"><text:span text:style-name="T38">c/c</text:span><text:span text:style-name="T79">полн</text:span><text:span text:style-name="T38">=5500*</text:span><text:span text:style-name="T46">707,41</text:span><text:span text:style-name="T38"> + 3000*6</text:span><text:span text:style-name="T46">65,82</text:span><text:span text:style-name="T38"> + 5000*</text:span><text:span text:style-name="T46">732,66 </text:span><text:span text:style-name="T38">= 9 </text:span><text:span text:style-name="T46">551 515</text:span></text:p>
          <text:p text:style-name="P157"/>
        </text:list-item>
        <text:list-item>
          <text:p text:style-name="P150">рассчитать годовую прибыль от продаж;</text:p>
        </text:list-item>
      </text:list>
      <text:p text:style-name="P110"/>
      <text:p text:style-name="P153">П = V<text:span text:style-name="T66">р</text:span><text:span text:style-name="T14"> — с/с</text:span><text:span text:style-name="T66">полн</text:span><text:span text:style-name="T14">=11 300 000 — 9 </text:span><text:span text:style-name="T46">551 515</text:span><text:span text:style-name="T14"> = </text:span><text:span text:style-name="T46">1 748 485</text:span></text:p>
      <text:p text:style-name="P110"/>
      <text:list xml:id="list142546060600547" text:continue-numbering="true" text:style-name="WW8Num70">
        <text:list-item>
          <text:p text:style-name="P150">рассчитать рентабельность продаж, рентабельность затрат;</text:p>
        </text:list-item>
      </text:list>
      <text:p text:style-name="P111"/>
      <text:p text:style-name="P154"><text:span text:style-name="T14">р</text:span><text:span text:style-name="T66">о </text:span><text:span text:style-name="T14">= П / <text:s/>V</text:span><text:span text:style-name="T66">р </text:span><text:span text:style-name="T14">* 100% = </text:span><text:span text:style-name="T46">1 748 485</text:span><text:span text:style-name="T14"> / 11 300 000 * 100% = 1</text:span><text:span text:style-name="T48">5,47</text:span><text:span text:style-name="T14">%</text:span></text:p>
      <text:p text:style-name="P154"><text:span text:style-name="T14">р</text:span><text:span text:style-name="T88">з</text:span><text:span text:style-name="T66"> </text:span><text:span text:style-name="T14">= П / <text:s/>с/с</text:span><text:span text:style-name="T66">полн </text:span><text:span text:style-name="T14">* 100% = </text:span><text:span text:style-name="T46">1 748 485</text:span><text:span text:style-name="T14"> / </text:span><text:span text:style-name="T38">9 </text:span><text:span text:style-name="T46">551 515</text:span><text:span text:style-name="T14">* 100% = </text:span><text:span text:style-name="T48">18,31</text:span><text:span text:style-name="T14">%</text:span></text:p>
      <text:p text:style-name="P110"/>
      <text:list xml:id="list142546235170205" text:continue-numbering="true" text:style-name="WW8Num70">
        <text:list-item>
          <text:p text:style-name="P150">рассчитать остаточную стоимость основных средств (на конец первого года);</text:p>
        </text:list-item>
      </text:list>
      <text:p text:style-name="P112"/>
      <text:p text:style-name="P115"><text:span text:style-name="T14">S</text:span><text:span text:style-name="T66">кг</text:span><text:span text:style-name="T14"> = S</text:span><text:span text:style-name="T66">нг</text:span><text:span text:style-name="T14"> + прибыль +прочие доходы - прочие расходы</text:span></text:p>
      <text:p text:style-name="P119"/>
      <text:p text:style-name="P116"><text:span text:style-name="T40">В данном случае, </text:span><text:span text:style-name="T14">S</text:span><text:span text:style-name="T66">нг</text:span><text:span text:style-name="T14"> </text:span><text:span text:style-name="T40">(стоимость основного капитала на начало года) — <text:s/>первоначальная стоимость оборудования, тогда:</text:span></text:p>
      <text:p text:style-name="P120"/>
      <text:p text:style-name="P155"><text:span text:style-name="T14">S</text:span><text:span text:style-name="T66">кг</text:span><text:span text:style-name="T14"> = </text:span><text:span text:style-name="T40">1 900 000 + </text:span><text:span text:style-name="T46">1 748 485</text:span><text:span text:style-name="T40"> = </text:span><text:span text:style-name="T48">3 648 485</text:span></text:p>
      <text:p text:style-name="P110"/>
      <text:list xml:id="list142546179170263" text:continue-numbering="true" text:style-name="WW8Num70">
        <text:list-item>
          <text:p text:style-name="P150">найти среднегодовую стоимость основных средств;</text:p>
        </text:list-item>
      </text:list>
      <text:p text:style-name="P122"/>
      <text:p text:style-name="P124"><text:span text:style-name="T55">S</text:span><text:span text:style-name="T80">осн ср</text:span><text:span text:style-name="T20"> = (</text:span><text:span text:style-name="T21">S</text:span><text:span text:style-name="T81">кг</text:span><text:span text:style-name="T21"> — </text:span><text:span text:style-name="T20">S</text:span><text:span text:style-name="T80">н</text:span><text:span text:style-name="T81">г</text:span><text:span text:style-name="T20">) / 2 = (</text:span><text:span text:style-name="T22">3 648 485</text:span><text:span text:style-name="T20"> + 1 900 000) / 2 = 2 </text:span><text:span text:style-name="T23">774 242</text:span><text:span text:style-name="T20">,5 ~ <text:s/>2 </text:span><text:span text:style-name="T23">774 242</text:span></text:p>
      <text:p text:style-name="P122"/>
      <text:p text:style-name="P68">Остаточную и среднегодовую стоимость считаем только по оборудованию, поскольку помещение взято в аренду.</text:p>
      <text:list xml:id="list142546719999355" text:continue-numbering="true" text:style-name="WW8Num70">
        <text:list-item>
          <text:p text:style-name="P152">рассчитать рентабельность основного капитала, при его расчете учитываются основные средства, находящиеся в собственности предприятия; арендованные основные средства не учитываются.</text:p>
        </text:list-item>
      </text:list>
      <text:p text:style-name="P113"/>
      <text:p text:style-name="P117">Р<text:span text:style-name="T66">осн кап</text:span><text:span text:style-name="T14"> = П</text:span><text:span text:style-name="T66">до налог</text:span><text:span text:style-name="T14"> / S</text:span><text:span text:style-name="T66">осн ср</text:span><text:span text:style-name="T14"> * 100%</text:span></text:p>
      <text:p text:style-name="P121"/>
      <text:p text:style-name="P121">Прибыль до налогообложения соответствуетприбыли от реализации, поскольку рабочий год не сопровождался прочими доходами и расходами. Поэтому:</text:p>
      <text:p text:style-name="P121"/>
      <text:p text:style-name="P156"><text:span text:style-name="T14">Р</text:span><text:span text:style-name="T66">осн кап</text:span><text:span text:style-name="T14"> = </text:span><text:span text:style-name="T46">1 748 485</text:span><text:span text:style-name="T14"> / </text:span><text:span text:style-name="T40">2 </text:span><text:span text:style-name="T49">774 242</text:span><text:span text:style-name="T14"> * 100% = </text:span><text:span text:style-name="T48">63,03</text:span><text:span text:style-name="T41">%</text:span></text:p>
      <text:p text:style-name="P113"/>
      <text:list xml:id="list142547552150873" text:continue-numbering="true" text:style-name="WW8Num70">
        <text:list-item>
          <text:p text:style-name="P132">рассчитать рентабельность оборотного капитала</text:p>
        </text:list-item>
      </text:list>
      <text:p text:style-name="P69"/>
      <text:p text:style-name="P118"><text:span text:style-name="T14">Р</text:span><text:span text:style-name="T66">осн кап</text:span><text:span text:style-name="T14"> = П</text:span><text:span text:style-name="T66">до налог</text:span><text:span text:style-name="T14"> / S</text:span><text:span text:style-name="T83">об</text:span><text:span text:style-name="T66"> </text:span><text:span text:style-name="T83">кап</text:span><text:span text:style-name="T14"> * 100%</text:span></text:p>
      <text:p text:style-name="P156"><text:soft-page-break/><text:span text:style-name="T14">Р</text:span><text:span text:style-name="T66">осн кап</text:span><text:span text:style-name="T14"> = </text:span><text:span text:style-name="T46">1 748 485</text:span><text:span text:style-name="T41"> / 6 000 000 * 100% = </text:span><text:span text:style-name="T48">29,14</text:span><text:span text:style-name="T41">%</text:span></text:p>
      <text:p text:style-name="P68"/>
      <text:p text:style-name="P66"><text:span text:style-name="T53">Задание 4</text:span><text:span text:style-name="T54">: Рассчитать капиталоотдачу, капиталоемкость, коэффициент оборачиваемости, длительность одного оборота, коэффициент загрузки. </text:span></text:p>
      <text:p text:style-name="P92"/>
      <text:p text:style-name="P139"><text:span text:style-name="T14">К</text:span><text:span text:style-name="T66">о</text:span><text:span text:style-name="T14"> = V</text:span><text:span text:style-name="T66">р</text:span><text:span text:style-name="T14"> / S</text:span><text:span text:style-name="T66">осн кап</text:span><text:span text:style-name="T14"> = 11 300 000 / </text:span><text:span text:style-name="T40">2 </text:span><text:span text:style-name="T49">774 242</text:span><text:span text:style-name="T14"> = </text:span><text:span text:style-name="T48">4,07</text:span></text:p>
      <text:p text:style-name="P139"><text:span text:style-name="T14">К</text:span><text:span text:style-name="T66">е</text:span><text:span text:style-name="T14"> = S</text:span><text:span text:style-name="T66">осн кап </text:span><text:span text:style-name="T14">/ V</text:span><text:span text:style-name="T66">р</text:span><text:span text:style-name="T14"> = </text:span><text:span text:style-name="T40">2 </text:span><text:span text:style-name="T49">774 242</text:span><text:span text:style-name="T14"> / 11 300 000 = 0,2</text:span><text:span text:style-name="T48">5</text:span></text:p>
      <text:p text:style-name="P93"><text:span text:style-name="T14">К</text:span><text:span text:style-name="T66">об</text:span><text:span text:style-name="T14"> = V</text:span><text:span text:style-name="T66">р</text:span><text:span text:style-name="T14"> / S</text:span><text:span text:style-name="T66">об кап</text:span><text:span text:style-name="T14"> = 11 300 000 / 6 000 000 = </text:span><text:span text:style-name="T42">1,88</text:span></text:p>
      <text:p text:style-name="P93"><text:span text:style-name="T42">К</text:span><text:span text:style-name="T84">заг</text:span><text:span text:style-name="T42"> = S</text:span><text:span text:style-name="T84">об кап </text:span><text:span text:style-name="T42">/ V</text:span><text:span text:style-name="T84">р</text:span><text:span text:style-name="T42"> = 6 000 000 / 11 300 000 = 0,53</text:span></text:p>
      <text:p text:style-name="P94"><text:span text:style-name="T14">Т</text:span><text:span text:style-name="T66">об</text:span><text:span text:style-name="T14"> = Т / </text:span><text:span text:style-name="T41">К</text:span><text:span text:style-name="T83">об</text:span><text:span text:style-name="T41"> </text:span><text:span text:style-name="T14">= 365 / 1,88 = 194,15 ~ 195 дней</text:span></text:p>
      <text:p text:style-name="P109"/>
      <text:p text:style-name="P91"/>
      <text:p text:style-name="P66"><text:span text:style-name="T53">Задание 5:</text:span><text:span text:style-name="T54"> Рассчитать порог рентабельности, запас финансовой прочности в рублях и в процентах, операционный рычаг (по предприятию в целом).</text:span></text:p>
      <text:p text:style-name="P68">Алгоритм выполнения данного задания:</text:p>
      <text:p text:style-name="P68">1. рассчитать совокупные переменные затраты за год;</text:p>
      <text:p text:style-name="P68"/>
      <text:p text:style-name="P74">VC = сдельная ЗП + материалы</text:p>
      <text:p text:style-name="P74">VC = 5500*(110 + 250) + 3000*(100 + 250) + 5000*(80 + 400) = 5 430 000</text:p>
      <text:p text:style-name="P68"/>
      <text:p text:style-name="P68">2. рассчитать совокупные постоянные затраты за год;</text:p>
      <text:p text:style-name="P70"/>
      <text:p text:style-name="P74">FC = окладная ЗП + аренда + амортизация + РСЭО + услуги связи + реклама + прочие</text:p>
      <text:p text:style-name="P75">FC = 1 200 000 + 1 000 000 + 190 000 + 500 000 + 150 000 + 160 000 + 170 000</text:p>
      <text:p text:style-name="P76"><text:tab/><text:tab/>= 3 370 000</text:p>
      <text:p text:style-name="P68"/>
      <text:p text:style-name="P68">3. рассчитать совокупный маржинальный доход (за год);</text:p>
      <text:p text:style-name="P68"/>
      <text:p text:style-name="P76">МД = V<text:span text:style-name="T66">р</text:span><text:span text:style-name="T14"> - VC =</text:span> <text:span text:style-name="T14">11</text:span> 300 000 - 5 430 000 = 5 870 000</text:p>
      <text:p text:style-name="P68"/>
      <text:p text:style-name="P68">4. рассчитать коэффициент маржинального дохода;</text:p>
      <text:p text:style-name="P68"/>
      <text:p text:style-name="P76">К<text:span text:style-name="T66">МД</text:span><text:span text:style-name="T14"> = МД / V</text:span><text:span text:style-name="T66">р</text:span><text:span text:style-name="T14"> = 5 870 000 / 11 300 000 = 0,52</text:span></text:p>
      <text:p text:style-name="P68"/>
      <text:p text:style-name="P68">5. рассчитать порог рентабельности;</text:p>
      <text:p text:style-name="P68"/>
      <text:p text:style-name="P76">p<text:span text:style-name="T66">б</text:span><text:span text:style-name="T14"> = FC / К</text:span><text:span text:style-name="T66">МД</text:span><text:span text:style-name="T14"> = 3 370 000 / 0,52 = 6 480 769,23</text:span></text:p>
      <text:p text:style-name="P68"/>
      <text:p text:style-name="P68">6. рассчитать запас финансовой прочности (в руб. и в процентах);</text:p>
      <text:p text:style-name="P71"/>
      <text:p text:style-name="P76"><text:span text:style-name="T14">B</text:span><text:span text:style-name="T66">ф</text:span><text:span text:style-name="T14"> = <text:s/>V</text:span><text:span text:style-name="T66">р</text:span><text:span text:style-name="T14"> - p</text:span><text:span text:style-name="T66">б</text:span><text:span text:style-name="T14"> = 11 300 000 - 6 480 769,23 = 4 819 230,77</text:span></text:p>
      <text:p text:style-name="P76"><text:span text:style-name="T14">B</text:span><text:span text:style-name="T66">ф</text:span><text:span text:style-name="T14">’ = B</text:span><text:span text:style-name="T66">ф</text:span><text:span text:style-name="T14"> / V</text:span><text:span text:style-name="T66">р</text:span><text:span text:style-name="T14"> = 4 819 230,77 / 11 300 000 * 100% = 42,65%</text:span></text:p>
      <text:p text:style-name="P68"/>
      <text:p text:style-name="P68">7. рассчитать операционный рычаг.</text:p>
      <text:p text:style-name="P68"/>
      <text:p text:style-name="P133">Р<text:span text:style-name="T95">о</text:span><text:span text:style-name="T14"> = МД / П = 5 870 000 / </text:span><text:span text:style-name="T46">1 748 485</text:span><text:span text:style-name="T43"> = </text:span><text:span text:style-name="T50">3,56</text:span></text:p>
      <text:p text:style-name="P81"/>
      <text:p text:style-name="P66"><text:span text:style-name="T53">Задание 6:</text:span><text:span text:style-name="T54"> Цена </text:span><text:span text:style-name="T55">оборудования составляет в соответствии с условиями, заданными исходными данными для расчета. Использование этого оборудования позволит ежегодно в течение трёх лет получать доход в размере, заданном исходными данными для расчета По </text:span><text:soft-page-break/><text:span text:style-name="T55">истечении третьего года оборудование будет продано за сумму, заданную исходными данными для расчета (см. условие из варианта). Ставка банковского процента, заданного исходными данными для расчета (см. условие из варианта) % годовых. </text:span></text:p>
      <text:p text:style-name="P68">Чему равна чистая дисконтированная стоимость и индекс доходности, срок окупаемости, внутренняя норма доходности? Оцените выгодность проекта.</text:p>
      <text:p text:style-name="P81"/>
      <text:p text:style-name="P95">1. Чистая дисконтированная стоимость</text:p>
      <text:p text:style-name="P95"/>
      <text:p text:style-name="P97">прежде всего, необходимо вычислить коэффициент дисконтирования — за его основу будет принята банковская ставка (БС) и он будет вычислен по формуле:</text:p>
      <text:p text:style-name="P97"/>
      <text:p text:style-name="P97">k = БС / 100% = 22% / 100% = 0,22</text:p>
      <text:p text:style-name="P97"/>
      <text:p text:style-name="P99">В последующий вычислениях характеристика доходов от инвестиций (<text:span text:style-name="T96">C</text:span><text:span text:style-name="T104">F</text:span><text:span text:style-name="T86">n</text:span>) будет приниматься константной, ее вычисление приведено ниже:</text:p>
      <text:p text:style-name="P97"/>
      <text:p text:style-name="P140">CF<text:span text:style-name="T66">n</text:span><text:span text:style-name="T14"> = П + А = </text:span><text:span text:style-name="T46">1 748 485</text:span><text:span text:style-name="T14"> + 190 000 = </text:span><text:span text:style-name="T51">1 938 485</text:span></text:p>
      <text:p text:style-name="P95"/>
      <text:p text:style-name="P97">В качестве едновременной суммы инвестиций будет использоваться сумма равная порогу рентабельности:</text:p>
      <text:p text:style-name="P97"/>
      <text:p text:style-name="P98">I<text:span text:style-name="T66">o</text:span><text:span text:style-name="T14"> = </text:span><text:span text:style-name="T44">p</text:span><text:span text:style-name="T85">б</text:span><text:span text:style-name="T44"> = 6 480 769,23</text:span></text:p>
      <text:p text:style-name="P96"/>
      <text:p text:style-name="P141">Теперь будет вычисляться чистая дисконтированная стоимость (NPV):</text:p>
      <text:p text:style-name="P95"/>
      <text:p text:style-name="P98">NPV = <text:span text:style-name="T97">Σ</text:span><text:span text:style-name="T98">(CF</text:span><text:span text:style-name="T73">n</text:span><text:span text:style-name="T31"> / (1 + k)^n) <text:s/>- I</text:span><text:span text:style-name="T73">o</text:span><text:span text:style-name="T31"> = 2 329 985 / 1,22^1 + 2 329 985 / 1,22^2 + 2 329 985 / 1,22^3 <text:s/>- </text:span><text:span text:style-name="T35">6 480 769,23 = - 1 722 377,35</text:span></text:p>
      <text:p text:style-name="P95"/>
      <text:p text:style-name="P95">2. Индекс доходности</text:p>
      <text:p text:style-name="P95"/>
      <text:p text:style-name="P99">PI = NPV / I<text:span text:style-name="T66">o</text:span><text:span text:style-name="T14"> = -1 722 377,35 / 6 480 769,23 = -0,27</text:span></text:p>
      <text:p text:style-name="P95"/>
      <text:p text:style-name="P100">3. срок окупаемости</text:p>
      <text:p text:style-name="P100"/>
      <text:p text:style-name="P101">PP = I<text:span text:style-name="T66">o</text:span><text:span text:style-name="T14"> / </text:span><text:span text:style-name="T30">Σ</text:span><text:span text:style-name="T36">(CF</text:span><text:span text:style-name="T77">n</text:span><text:span text:style-name="T36"> / (1 + </text:span><text:span text:style-name="T31">r</text:span><text:span text:style-name="T36">)) </text:span></text:p>
      <text:p text:style-name="P100"/>
      <text:p text:style-name="P100">4. внутренняя норма доходности</text:p>
      <text:p text:style-name="P100"/>
      <text:p text:style-name="P102">IRR = k<text:span text:style-name="T66">1</text:span><text:span text:style-name="T14"> + f(k</text:span><text:span text:style-name="T66">1</text:span><text:span text:style-name="T14">) * (k</text:span><text:span text:style-name="T66">2</text:span><text:span text:style-name="T14"> - k</text:span><text:span text:style-name="T66">1</text:span><text:span text:style-name="T14">) / (f(k</text:span><text:span text:style-name="T66">1</text:span><text:span text:style-name="T14">) - f(k</text:span><text:span text:style-name="T66">2</text:span><text:span text:style-name="T14">))</text:span></text:p>
      <text:p text:style-name="P100"/>
      <text:p text:style-name="P100">5. Выгодность проекта</text:p>
      <text:p text:style-name="P100"/>
      <text:p text:style-name="P100">- <text:span text:style-name="T99">не выгодно</text:span></text:p>
      <text:p text:style-name="P81"/>
      <text:p text:style-name="P66"><text:span text:style-name="T52">Этап четвертый</text:span><text:span text:style-name="T55"> – подготовка расчетной работы. Письменный отчет представляет собой свободное изложение мнения автора. Титульный лист оформляется по форме, представленной в приложении А. Текст отчета оформляется в соответствии с требованиями, отраженными в приложении Г.</text:span></text:p>
      <text:p text:style-name="P62"><text:span text:style-name="T62">Этап пятый</text:span> – защита расчетной работы. Защита проводится в виде беседы по содержанию работы в сроки, обозначенные преподавателем (в часы консультаций или в <text:soft-page-break/>дополнительно назначенное время, отведенное для контроля самостоятельной работы студентов). Оценка за индивидуальное задание выставляется только после защиты работы.</text:p>
      <text:p text:style-name="P62"/>
      <text:h text:style-name="P125" text:outline-level="2"><text:span text:style-name="T57">Структура </text:span><text:span text:style-name="T58">индивидуального задания </text:span><text:span text:style-name="T57"><text:s/></text:span><text:span text:style-name="T58">расчетной работы</text:span></text:h>
      <text:p text:style-name="P73">Аналитический отчет должен включать в себя следующие разделы: титульный лист (форма приведена в приложении А); содержание; основная часть; заключение; список литературы; приложения.</text:p>
      <text:p text:style-name="P72">Основная часть аналитического отчета должна включать в себя следующие блоки: </text:p>
      <text:p text:style-name="P103"><text:span text:style-name="T59">I</text:span><text:span text:style-name="T52"> блок</text:span><text:span text:style-name="T55"> – расчет необходимого набора экономических показателей по данным варианта;</text:span></text:p>
      <text:p text:style-name="P103"><text:span text:style-name="T59">II</text:span><text:span text:style-name="T52"> блок</text:span><text:span text:style-name="T55"> – выявление на основе аналитических таблиц позитивных и негативных тенденций в развитии предприятия, их характеристика.</text:span></text:p>
      <text:p text:style-name="P103"><text:span text:style-name="T59">III</text:span><text:span text:style-name="T52"> блок</text:span><text:span text:style-name="T55"> – формулирование выводов и рекомендаций.</text:span></text:p>
      <text:p text:style-name="P103"><text:span text:style-name="T56">В заключении приводятся общие выводы и результаты. Логичность их изложения предполагает их соответствие цели и задачам работы, акцентирование внимания на собственном авторском вкладе, а также практической значимости проведенного исследования. </text:span><text:span text:style-name="T55">Примерный объем заключения – 1–2 страницы. </text:span></text:p>
      <text:p text:style-name="P72">Оформление списка литературы должно соответствовать требованиям </text:p>
      <text:p text:style-name="P61">ГОСТ Р 7.0.5-2008. Библиографическая запись. Библиографическая ссылка. Общие требования и правила составления </text:p>
      <text:p text:style-name="P5">Список <text:span text:style-name="T13">использованных источников</text:span></text:p>
      <text:p text:style-name="P2"/>
      <text:list xml:id="list2722310201" text:style-name="L2">
        <text:list-item>
          <text:p text:style-name="P142">Экономика организации (предприятия): учебник и практикум для прикладного бакалавриата / И. В. Сергеев, И. И. Веретенникова. - 6-е изд., перераб. И доп. - М.: Издательство Юрайт, 2016. - 511 с. - Серия: Бакалавр. Прикладной курс.</text:p>
        </text:list-item>
        <text:list-item>
          <text:p text:style-name="P143">Экономика предприятия : учебное пособие / Вайс Т. А., Вайс Е. Н., Васильцов В. С., Симунина Т. А. 3-е изд., перераб. и доп. Москва : КНОРУС, 2016. 244 с. 15,5 усл. печ. л.</text:p>
        </text:list-item>
        <text:list-item>
          <text:p text:style-name="P143">Экономика предприятия : учебник для вузов / Горфинкель В. Я., Антонова О. В., Базилевич А. И., Блинов А. О. 6-е изд., перераб. и доп. Москва : ЮНИТИ-ДАНА, 2018. 663 с. 41,5 усл. печ. л.</text:p>
        </text:list-item>
        <text:list-item>
          <text:p text:style-name="P143">Баскакова О. В., Сейко Л. Ф. Экономика предприятия (организации) : учебник для бакалавров. Москва : Дашков и К, 2017. 369 с. 23,25 усл. печ. л.</text:p>
        </text:list-item>
        <text:list-item>
          <text:p text:style-name="P143">Чайников В. В., Лапин Д. Г. Экономика предприятия (организации) : учебное пособие. 2-е изд., перераб. и доп. Москва : ЮНИТИ-ДАНА, 2018. 439 с. 27,5 усл. печ. л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Титул_20__28_мелкий_29_" style:display-name="Титул (мелкий)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size-complex="10pt" style:font-weight-complex="bold"/>
    </style:style>
    <style:style style:name="List_20_Bullet" style:display-name="List Bullet" style:family="paragraph" style:parent-style-name="Standard" style:default-outline-level="" style:list-style-name="WWNum5">
      <style:paragraph-properties fo:margin-top="0.035cm" fo:margin-bottom="0.035cm" style:contextual-spacing="false" fo:line-height="110%" fo:text-align="justify" style:justify-single-word="false">
        <style:tab-stops>
          <style:tab-stop style:position="1.501cm"/>
        </style:tab-stops>
      </style:paragraph-properties>
      <style:text-properties fo:font-size="11pt" style:font-size-asian="11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Основной_20_абзац" style:display-name="Основной абзац" style:family="paragraph" style:parent-style-name="Standard">
      <style:paragraph-properties fo:margin-left="0cm" fo:margin-right="0cm" fo:line-height="110%" fo:text-align="justify" style:justify-single-word="false" fo:hyphenation-ladder-count="no-limit" fo:text-indent="0.801cm" style:auto-text-indent="false">
        <style:tab-stops>
          <style:tab-stop style:position="11.001cm" style:type="right"/>
        </style:tab-stops>
      </style:paragraph-properties>
      <style:text-properties fo:language="none" fo:country="none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16cm" fo:margin-right="0cm" fo:text-align="center" style:justify-single-word="false" fo:hyphenation-ladder-count="no-limit" fo:text-indent="0cm" style:auto-text-indent="false" fo:keep-with-next="always"/>
      <style:text-properties fo:font-size="14pt" fo:language="none" fo:country="none" fo:font-weight="bol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loext:opacity="0%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WW8Num70z0" style:family="text">
      <style:text-properties style:font-name-complex="Times New Roman" style:font-family-complex="'Times New Roman'" style:font-family-generic-complex="roman" style:font-pitch-complex="variable"/>
    </style:style>
    <style:style style:name="WW8Num70z1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1" text:bullet-char="">
        <style:list-level-properties text:list-level-position-and-space-mode="label-alignment">
          <style:list-level-label-alignment text:label-followed-by="listtab" text:list-tab-stop-position="1.27cm" fo:text-indent="-0.501cm" fo:margin-left="1.136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text:style-name="WW8Num70z0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0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0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number:date-style style:name="N20107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5T18:38:29.705058874</meta:creation-date>
    <meta:generator>LibreOffice/7.1.2.2$Linux_X86_64 LibreOffice_project/5751006d328844ba3fa6124ed263bbf122f0788a</meta:generator>
    <dc:date>2021-05-01T14:22:11.183086846</dc:date>
    <meta:editing-duration>PT2H52M</meta:editing-duration>
    <meta:editing-cycles>37</meta:editing-cycles>
    <meta:document-statistic meta:table-count="5" meta:image-count="0" meta:object-count="0" meta:page-count="11" meta:paragraph-count="318" meta:word-count="2508" meta:character-count="15394" meta:non-whitespace-character-count="13153"/>
  </office:meta>
</office:document-meta>
</file>